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  <style:style style:name="T3_237" style:family="text"/>
    <style:style style:name="T3_238" style:family="text"/>
    <style:style style:name="T3_239" style:family="text"/>
    <style:style style:name="T3_240" style:family="text"/>
    <style:style style:name="T3_241" style:family="text"/>
    <style:style style:name="T3_242" style:family="text"/>
    <style:style style:name="T3_243" style:family="text"/>
    <style:style style:name="T3_244" style:family="text"/>
    <style:style style:name="T3_245" style:family="text"/>
    <style:style style:name="T3_246" style:family="text"/>
    <style:style style:name="T3_247" style:family="text"/>
    <style:style style:name="T3_248" style:family="text"/>
    <style:style style:name="T3_249" style:family="text"/>
    <style:style style:name="T3_250" style:family="text"/>
    <style:style style:name="T3_251" style:family="text"/>
    <style:style style:name="T3_252" style:family="text"/>
    <style:style style:name="T3_253" style:family="text"/>
    <style:style style:name="T3_254" style:family="text"/>
    <style:style style:name="T3_255" style:family="text"/>
    <style:style style:name="T3_256" style:family="text"/>
    <style:style style:name="T3_257" style:family="text"/>
    <style:style style:name="T3_258" style:family="text"/>
    <style:style style:name="T3_259" style:family="text"/>
    <style:style style:name="T3_260" style:family="text"/>
    <style:style style:name="T3_261" style:family="text"/>
    <style:style style:name="T3_262" style:family="text"/>
    <style:style style:name="T3_263" style:family="text"/>
    <style:style style:name="T3_264" style:family="text"/>
    <style:style style:name="T3_265" style:family="text"/>
    <style:style style:name="T3_266" style:family="text"/>
    <style:style style:name="T3_267" style:family="text"/>
    <style:style style:name="T3_268" style:family="text"/>
    <style:style style:name="T3_269" style:family="text"/>
    <style:style style:name="T3_270" style:family="text"/>
    <style:style style:name="T3_271" style:family="text"/>
    <style:style style:name="T3_272" style:family="text"/>
    <style:style style:name="T3_273" style:family="text"/>
    <style:style style:name="T3_274" style:family="text"/>
    <style:style style:name="T3_275" style:family="text"/>
    <style:style style:name="T3_276" style:family="text"/>
    <style:style style:name="T3_277" style:family="text"/>
    <style:style style:name="T3_278" style:family="text"/>
    <style:style style:name="T3_279" style:family="text"/>
    <style:style style:name="T3_280" style:family="text"/>
    <style:style style:name="T3_281" style:family="text"/>
    <style:style style:name="T3_282" style:family="text"/>
    <style:style style:name="T3_283" style:family="text"/>
    <style:style style:name="T3_284" style:family="text"/>
    <style:style style:name="T3_285" style:family="text"/>
    <style:style style:name="T3_286" style:family="text"/>
    <style:style style:name="T3_287" style:family="text"/>
    <style:style style:name="T3_288" style:family="text"/>
    <style:style style:name="T3_289" style:family="text"/>
    <style:style style:name="T3_290" style:family="text"/>
    <style:style style:name="T3_291" style:family="text"/>
    <style:style style:name="T3_292" style:family="text"/>
    <style:style style:name="T3_293" style:family="text"/>
    <style:style style:name="T3_294" style:family="text"/>
    <style:style style:name="T3_295" style:family="text"/>
    <style:style style:name="T3_296" style:family="text"/>
    <style:style style:name="T3_297" style:family="text"/>
    <style:style style:name="T3_298" style:family="text"/>
    <style:style style:name="T3_299" style:family="text"/>
    <style:style style:name="T3_300" style:family="text"/>
    <style:style style:name="T3_301" style:family="text"/>
    <style:style style:name="T3_302" style:family="text"/>
    <style:style style:name="T3_303" style:family="text"/>
    <style:style style:name="T3_304" style:family="text"/>
    <style:style style:name="T3_305" style:family="text"/>
    <style:style style:name="T3_306" style:family="text"/>
    <style:style style:name="T3_307" style:family="text"/>
    <style:style style:name="T3_308" style:family="text"/>
    <style:style style:name="T3_309" style:family="text"/>
    <style:style style:name="T3_310" style:family="text"/>
    <style:style style:name="T3_311" style:family="text"/>
    <style:style style:name="T3_312" style:family="text"/>
    <style:style style:name="T3_313" style:family="text"/>
    <style:style style:name="T3_314" style:family="text"/>
    <style:style style:name="T3_315" style:family="text"/>
    <style:style style:name="T3_316" style:family="text"/>
    <style:style style:name="T3_317" style:family="text"/>
    <style:style style:name="T3_318" style:family="text"/>
    <style:style style:name="T3_319" style:family="text"/>
    <style:style style:name="T3_320" style:family="text"/>
    <style:style style:name="T3_321" style:family="text"/>
    <style:style style:name="T3_322" style:family="text"/>
    <style:style style:name="T3_323" style:family="text"/>
    <style:style style:name="T3_324" style:family="text"/>
    <style:style style:name="T3_325" style:family="text"/>
    <style:style style:name="T3_326" style:family="text"/>
    <style:style style:name="T3_327" style:family="text"/>
    <style:style style:name="T3_328" style:family="text"/>
    <style:style style:name="T3_329" style:family="text"/>
    <style:style style:name="T3_330" style:family="text"/>
    <style:style style:name="T3_331" style:family="text"/>
    <style:style style:name="T3_332" style:family="text"/>
    <style:style style:name="T3_333" style:family="text"/>
    <style:style style:name="T3_33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T21_225" style:family="text"/>
    <style:style style:name="T21_226" style:family="text"/>
    <style:style style:name="T21_227" style:family="text"/>
    <style:style style:name="T21_228" style:family="text"/>
    <style:style style:name="T21_229" style:family="text"/>
    <style:style style:name="T21_230" style:family="text"/>
    <style:style style:name="T21_231" style:family="text"/>
    <style:style style:name="T21_232" style:family="text"/>
    <style:style style:name="T21_233" style:family="text"/>
    <style:style style:name="T21_234" style:family="text"/>
    <style:style style:name="T21_235" style:family="text"/>
    <style:style style:name="T21_236" style:family="text"/>
    <style:style style:name="T21_237" style:family="text"/>
    <style:style style:name="T21_238" style:family="text"/>
    <style:style style:name="T21_239" style:family="text"/>
    <style:style style:name="T21_240" style:family="text"/>
    <style:style style:name="T21_241" style:family="text"/>
    <style:style style:name="T21_242" style:family="text"/>
    <style:style style:name="T21_243" style:family="text"/>
    <style:style style:name="T21_244" style:family="text"/>
    <style:style style:name="T21_245" style:family="text"/>
    <style:style style:name="T21_246" style:family="text"/>
    <style:style style:name="T21_247" style:family="text"/>
    <style:style style:name="T21_248" style:family="text"/>
    <style:style style:name="T21_249" style:family="text"/>
    <style:style style:name="T21_250" style:family="text"/>
    <style:style style:name="T21_251" style:family="text"/>
    <style:style style:name="T21_252" style:family="text"/>
    <style:style style:name="T21_253" style:family="text"/>
    <style:style style:name="T21_254" style:family="text"/>
    <style:style style:name="T21_255" style:family="text"/>
    <style:style style:name="T21_256" style:family="text"/>
    <style:style style:name="T21_257" style:family="text"/>
    <style:style style:name="T21_258" style:family="text"/>
    <style:style style:name="T21_259" style:family="text"/>
    <style:style style:name="T21_260" style:family="text"/>
    <style:style style:name="T21_261" style:family="text"/>
    <style:style style:name="T21_262" style:family="text"/>
    <style:style style:name="T21_263" style:family="text"/>
    <style:style style:name="T21_264" style:family="text"/>
    <style:style style:name="T21_265" style:family="text"/>
    <style:style style:name="T21_266" style:family="text"/>
    <style:style style:name="T21_267" style:family="text"/>
    <style:style style:name="T21_268" style:family="text"/>
    <style:style style:name="T21_269" style:family="text"/>
    <style:style style:name="T21_270" style:family="text"/>
    <style:style style:name="T21_271" style:family="text"/>
    <style:style style:name="T21_272" style:family="text"/>
    <style:style style:name="T21_273" style:family="text"/>
    <style:style style:name="T21_274" style:family="text"/>
    <style:style style:name="T21_275" style:family="text"/>
    <style:style style:name="T21_276" style:family="text"/>
    <style:style style:name="T21_277" style:family="text"/>
    <style:style style:name="T21_278" style:family="text"/>
    <style:style style:name="T21_279" style:family="text"/>
    <style:style style:name="T21_280" style:family="text"/>
    <style:style style:name="T21_281" style:family="text"/>
    <style:style style:name="T21_282" style:family="text"/>
    <style:style style:name="T21_283" style:family="text"/>
    <style:style style:name="T21_284" style:family="text"/>
    <style:style style:name="T21_285" style:family="text"/>
    <style:style style:name="T21_286" style:family="text"/>
    <style:style style:name="T21_287" style:family="text"/>
    <style:style style:name="T21_288" style:family="text"/>
    <style:style style:name="T21_289" style:family="text"/>
    <style:style style:name="T21_290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Um</text:span><text:span text:style-name="T1_2"><text:s/></text:span><text:span text:style-name="T1_3">dos</text:span><text:span text:style-name="T1_4"><text:s/></text:span><text:span text:style-name="T1_5">grandes</text:span><text:span text:style-name="T1_6"><text:s/></text:span><text:span text:style-name="T1_7">problemas</text:span><text:span text:style-name="T1_8"><text:s/></text:span><text:span text:style-name="T1_9">ainda</text:span><text:span text:style-name="T1_10"><text:s/></text:span><text:span text:style-name="T1_11">não</text:span><text:span text:style-name="T1_12"><text:s/></text:span><text:span text:style-name="T1_13">resolvidos</text:span><text:span text:style-name="T1_14"><text:s/></text:span><text:span text:style-name="T1_15">no</text:span><text:span text:style-name="T1_16"><text:s/></text:span><text:span text:style-name="T1_17">processo</text:span><text:span text:style-name="T1_18"><text:s/></text:span><text:span text:style-name="T1_19">de</text:span><text:span text:style-name="T1_20"><text:s/></text:span><text:span text:style-name="T1_21">tomada</text:span><text:span text:style-name="T1_22"><text:s/></text:span><text:span text:style-name="T1_23">de</text:span><text:span text:style-name="T1_24"><text:s/></text:span><text:span text:style-name="T1_25">decisões</text:span><text:span text:style-name="T1_26"><text:s/></text:span><text:span text:style-name="T1_27">políticas</text:span><text:span text:style-name="T1_28"><text:s/></text:span><text:span text:style-name="T1_29">é</text:span><text:span text:style-name="T1_30"><text:s/></text:span><text:span text:style-name="T1_31">o</text:span><text:span text:style-name="T1_32"><text:s/></text:span><text:span text:style-name="T1_33">da</text:span><text:span text:style-name="T1_34"><text:s/></text:span><text:span text:style-name="T1_35">adoção</text:span><text:span text:style-name="T1_36"><text:s/></text:span><text:span text:style-name="T1_37">de</text:span><text:span text:style-name="T1_38"><text:s/></text:span><text:span text:style-name="T1_39">critérios</text:span><text:span text:style-name="T1_40"><text:s/></text:span><text:span text:style-name="T1_41">ou</text:span><text:span text:style-name="T1_42"><text:s/></text:span><text:span text:style-name="T1_43">métodos</text:span><text:span text:style-name="T1_44"><text:s/></text:span><text:span text:style-name="T1_45">de</text:span><text:span text:style-name="T1_46"><text:s/></text:span><text:span text:style-name="T1_47">avaliação</text:span><text:span text:style-name="T1_48"><text:s/></text:span><text:span text:style-name="T1_49">de</text:span><text:span text:style-name="T1_50"><text:s/></text:span><text:span text:style-name="T1_51">propostas</text:span><text:span text:style-name="T1_52">.<text:s/></text:span><text:span text:style-name="T1_53">O</text:span><text:span text:style-name="T1_54"><text:s/></text:span><text:span text:style-name="T1_55">Partido</text:span><text:span text:style-name="T1_56"><text:s/></text:span><text:span text:style-name="T1_57">Pirata</text:span><text:span text:style-name="T1_58">,<text:s/></text:span><text:span text:style-name="T1_59">como</text:span><text:span text:style-name="T1_60"><text:s/></text:span><text:span text:style-name="T1_61">um</text:span><text:span text:style-name="T1_62"><text:s/></text:span><text:span text:style-name="T1_63">Partido</text:span><text:span text:style-name="T1_64"><text:s/></text:span><text:span text:style-name="T1_65">em</text:span><text:span text:style-name="T1_66"><text:s/></text:span><text:span text:style-name="T1_67">formação</text:span><text:span text:style-name="T1_68">,<text:s/></text:span><text:span text:style-name="T1_69">precisa</text:span><text:span text:style-name="T1_70"><text:s/></text:span><text:span text:style-name="T1_71">urgentemente</text:span><text:span text:style-name="T1_72"><text:s/></text:span><text:span text:style-name="T1_73">enfrentar</text:span><text:span text:style-name="T1_74"><text:s/></text:span><text:span text:style-name="T1_75">essa</text:span><text:span text:style-name="T1_76"><text:s/></text:span><text:span text:style-name="T1_77">questão</text:span><text:span text:style-name="T1_78"><text:s/></text:span><text:span text:style-name="T1_79">e</text:span><text:span text:style-name="T1_80"><text:s/></text:span><text:span text:style-name="T1_81">apresentar</text:span><text:span text:style-name="T1_82"><text:s/></text:span><text:span text:style-name="T1_83">à</text:span><text:span text:style-name="T1_84"><text:s/></text:span><text:span text:style-name="T1_85">sociedade</text:span><text:span text:style-name="T1_86"><text:s/></text:span><text:span text:style-name="T1_87">um</text:span><text:span text:style-name="T1_88"><text:s/></text:span><text:span text:style-name="T1_89">projeto</text:span><text:span text:style-name="T1_90"><text:s/></text:span><text:span text:style-name="T1_91">político</text:span><text:span text:style-name="T1_92"><text:s/></text:span><text:span text:style-name="T1_93">que</text:span><text:span text:style-name="T1_94"><text:s/></text:span><text:span text:style-name="T1_95">seja</text:span><text:span text:style-name="T1_96">,<text:s/></text:span><text:span text:style-name="T1_97">de</text:span><text:span text:style-name="T1_98"><text:s/></text:span><text:span text:style-name="T1_99">fato</text:span><text:span text:style-name="T1_100">,<text:s/></text:span><text:span text:style-name="T1_101">um</text:span><text:span text:style-name="T1_102"><text:s/></text:span><text:span text:style-name="T1_103">projeto</text:span><text:span text:style-name="T1_104"><text:s/></text:span><text:span text:style-name="T1_105">diferente</text:span><text:span text:style-name="T1_106"><text:s/></text:span><text:span text:style-name="T1_107">e</text:span><text:span text:style-name="T1_108"><text:s/></text:span><text:span text:style-name="T1_109">no</text:span><text:span text:style-name="T1_110"><text:s/></text:span><text:span text:style-name="T1_111">qual</text:span><text:span text:style-name="T1_112"><text:s/></text:span><text:span text:style-name="T1_113">valha</text:span><text:span text:style-name="T1_114"><text:s/></text:span><text:span text:style-name="T1_115">a</text:span><text:span text:style-name="T1_116"><text:s/></text:span><text:span text:style-name="T1_117">pena</text:span><text:span text:style-name="T1_118"><text:s/></text:span><text:span text:style-name="T1_119">investir</text:span><text:span text:style-name="T1_120">.<text:s/></text:span></text:p>
      <text:p text:style-name="P2"/>
      <text:p text:style-name="P3"><text:span text:style-name="T3_1">Todos</text:span><text:span text:style-name="T3_2"><text:s/></text:span><text:span text:style-name="T3_3">nós</text:span><text:span text:style-name="T3_4"><text:s/></text:span><text:span text:style-name="T3_5">já</text:span><text:span text:style-name="T3_6"><text:s/></text:span><text:span text:style-name="T3_7">passamos</text:span><text:span text:style-name="T3_8"><text:s/></text:span><text:span text:style-name="T3_9">por</text:span><text:span text:style-name="T3_10"><text:s/></text:span><text:span text:style-name="T3_11">discussões</text:span><text:span text:style-name="T3_12"><text:s/></text:span><text:span text:style-name="T3_13">políticas</text:span><text:span text:style-name="T3_14"><text:s/></text:span><text:span text:style-name="T3_15">em</text:span><text:span text:style-name="T3_16"><text:s/></text:span><text:span text:style-name="T3_17">que</text:span><text:span text:style-name="T3_18"><text:s/></text:span><text:span text:style-name="T3_19">opiniões</text:span><text:span text:style-name="T3_20"><text:s/></text:span><text:span text:style-name="T3_21">proferidas</text:span><text:span text:style-name="T3_22"><text:s/></text:span><text:span text:style-name="T3_23">foram</text:span><text:span text:style-name="T3_24"><text:s/></text:span><text:span text:style-name="T3_25">avaliadas</text:span><text:span text:style-name="T3_26"><text:s/></text:span><text:span text:style-name="T3_27">não</text:span><text:span text:style-name="T3_28"><text:s/></text:span><text:span text:style-name="T3_29">por</text:span><text:span text:style-name="T3_30"><text:s/></text:span><text:span text:style-name="T3_31">seu</text:span><text:span text:style-name="T3_32"><text:s/></text:span><text:span text:style-name="T3_33">mérito</text:span><text:span text:style-name="T3_34"><text:s/></text:span><text:span text:style-name="T3_35">ou</text:span><text:span text:style-name="T3_36"><text:s/></text:span><text:span text:style-name="T3_37">demérito</text:span><text:span text:style-name="T3_38">,<text:s/></text:span><text:span text:style-name="T3_39">mas</text:span><text:span text:style-name="T3_40"><text:s/></text:span><text:span text:style-name="T3_41">avaliadas</text:span><text:span text:style-name="T3_42"><text:s/></text:span><text:span text:style-name="T3_43">por</text:span><text:span text:style-name="T3_44"><text:s/></text:span><text:span text:style-name="T3_45">serem</text:span><text:span text:style-name="T3_46"><text:s/></text:span><text:span text:style-name="T3_47">proferidas</text:span><text:span text:style-name="T3_48"><text:s/></text:span><text:span text:style-name="T3_49">por</text:span><text:span text:style-name="T3_50"><text:s/></text:span><text:span text:style-name="T3_51">este</text:span><text:span text:style-name="T3_52"><text:s/></text:span><text:span text:style-name="T3_53">ou</text:span><text:span text:style-name="T3_54"><text:s/></text:span><text:span text:style-name="T3_55">aquele</text:span><text:span text:style-name="T3_56"><text:s/></text:span><text:span text:style-name="T3_57">interlocutor</text:span><text:span text:style-name="T3_58">.<text:s/></text:span><text:span text:style-name="T3_59">É</text:span><text:span text:style-name="T3_60"><text:s/></text:span><text:span text:style-name="T3_61">muito</text:span><text:span text:style-name="T3_62"><text:s/></text:span><text:span text:style-name="T3_63">comum</text:span><text:span text:style-name="T3_64">,<text:s/></text:span><text:span text:style-name="T3_65">que</text:span><text:span text:style-name="T3_66"><text:s/></text:span><text:span text:style-name="T3_67">se</text:span><text:span text:style-name="T3_68"><text:s/></text:span><text:span text:style-name="T3_69">avalie</text:span><text:span text:style-name="T3_70"><text:s/></text:span><text:span text:style-name="T3_71">uma</text:span><text:span text:style-name="T3_72"><text:s/></text:span><text:span text:style-name="T3_73">proposta</text:span><text:span text:style-name="T3_74"><text:s/></text:span><text:span text:style-name="T3_75">levando</text:span><text:span text:style-name="T3_76"><text:s/></text:span><text:span text:style-name="T3_77">em</text:span><text:span text:style-name="T3_78"><text:s/></text:span><text:span text:style-name="T3_79">consideração</text:span><text:span text:style-name="T3_80"><text:s/></text:span><text:span text:style-name="T3_81">o</text:span><text:span text:style-name="T3_82"><text:s/></text:span><text:span text:style-name="T3_83">currículo</text:span><text:span text:style-name="T3_84"><text:s/></text:span><text:span text:style-name="T3_85">ou</text:span><text:span text:style-name="T3_86"><text:s/></text:span><text:span text:style-name="T3_87">a</text:span><text:span text:style-name="T3_88"><text:s/></text:span><text:span text:style-name="T3_89">história</text:span><text:span text:style-name="T3_90"><text:s/></text:span><text:span text:style-name="T3_91">pessoal</text:span><text:span text:style-name="T3_92"><text:s/></text:span><text:span text:style-name="T3_93">de</text:span><text:span text:style-name="T3_94"><text:s/></text:span><text:span text:style-name="T3_95">quem</text:span><text:span text:style-name="T3_96"><text:s/></text:span><text:span text:style-name="T3_97">a</text:span><text:span text:style-name="T3_98"><text:s/></text:span><text:span text:style-name="T3_99">emite</text:span><text:span text:style-name="T3_100">.<text:s/></text:span><text:span text:style-name="T3_101">Em</text:span><text:span text:style-name="T3_102"><text:s/></text:span><text:span text:style-name="T3_103">poucas</text:span><text:span text:style-name="T3_104"><text:s/></text:span><text:span text:style-name="T3_105">palavras</text:span><text:span text:style-name="T3_106">:<text:s/></text:span><text:span text:style-name="T3_107">avalia</text:span><text:span text:style-name="T3_108">-</text:span><text:span text:style-name="T3_109">se</text:span><text:span text:style-name="T3_110"><text:s/></text:span><text:span text:style-name="T3_111">não</text:span><text:span text:style-name="T3_112"><text:s/></text:span><text:span text:style-name="T3_113">a</text:span><text:span text:style-name="T3_114"><text:s/></text:span><text:span text:style-name="T3_115">proposta</text:span><text:span text:style-name="T3_116">,<text:s/></text:span><text:span text:style-name="T3_117">mas</text:span><text:span text:style-name="T3_118"><text:s/></text:span><text:span text:style-name="T3_119">quem</text:span><text:span text:style-name="T3_120"><text:s/></text:span><text:span text:style-name="T3_121">a</text:span><text:span text:style-name="T3_122"><text:s/></text:span><text:span text:style-name="T3_123">formula</text:span><text:span text:style-name="T3_124">.<text:s/></text:span><text:span text:style-name="T3_125">Esse</text:span><text:span text:style-name="T3_126"><text:s/></text:span><text:span text:style-name="T3_127">comportamento</text:span><text:span text:style-name="T3_128"><text:s/></text:span><text:span text:style-name="T3_129">pode</text:span><text:span text:style-name="T3_130"><text:s/></text:span><text:span text:style-name="T3_131">ser</text:span><text:span text:style-name="T3_132"><text:s/></text:span><text:span text:style-name="T3_133">considerado</text:span><text:span text:style-name="T3_134"><text:s/></text:span><text:span text:style-name="T3_135">normal</text:span><text:span text:style-name="T3_136"><text:s/></text:span><text:span text:style-name="T3_137">ou</text:span><text:span text:style-name="T3_138"><text:s/></text:span><text:span text:style-name="T3_139">aceitável</text:span><text:span text:style-name="T3_140"><text:s/></text:span><text:span text:style-name="T3_141">por</text:span><text:span text:style-name="T3_142"><text:s/></text:span><text:span text:style-name="T3_143">vários</text:span><text:span text:style-name="T3_144"><text:s/></text:span><text:span text:style-name="T3_145">motivos</text:span><text:span text:style-name="T3_146">,<text:s/></text:span><text:span text:style-name="T3_147">principalmente</text:span><text:span text:style-name="T3_148"><text:s/></text:span><text:span text:style-name="T3_149">quando</text:span><text:span text:style-name="T3_150"><text:s/></text:span><text:span text:style-name="T3_151">não</text:span><text:span text:style-name="T3_152"><text:s/></text:span><text:span text:style-name="T3_153">possuímos</text:span><text:span text:style-name="T3_154"><text:s/></text:span><text:span text:style-name="T3_155">a</text:span><text:span text:style-name="T3_156"><text:s/></text:span><text:span text:style-name="T3_157">capacidade</text:span><text:span text:style-name="T3_158"><text:s/></text:span><text:span text:style-name="T3_159">para</text:span><text:span text:style-name="T3_160"><text:s/></text:span><text:span text:style-name="T3_161">avaliar</text:span><text:span text:style-name="T3_162"><text:s/></text:span><text:span text:style-name="T3_163">uma</text:span><text:span text:style-name="T3_164"><text:s/></text:span><text:span text:style-name="T3_165">proposta</text:span><text:span text:style-name="T3_166"><text:s/></text:span><text:span text:style-name="T3_167">em</text:span><text:span text:style-name="T3_168"><text:s/></text:span><text:span text:style-name="T3_169">todos</text:span><text:span text:style-name="T3_170"><text:s/></text:span><text:span text:style-name="T3_171">os</text:span><text:span text:style-name="T3_172"><text:s/></text:span><text:span text:style-name="T3_173">seus</text:span><text:span text:style-name="T3_174"><text:s/></text:span><text:span text:style-name="T3_175">pormenores</text:span><text:span text:style-name="T3_176">,<text:s/></text:span><text:span text:style-name="T3_177">suas</text:span><text:span text:style-name="T3_178"><text:s/></text:span><text:span text:style-name="T3_179">consequências</text:span><text:span text:style-name="T3_180"><text:s/></text:span><text:span text:style-name="T3_181">ou</text:span><text:span text:style-name="T3_182"><text:s/></text:span><text:span text:style-name="T3_183">quando</text:span><text:span text:style-name="T3_184"><text:s/></text:span><text:span text:style-name="T3_185">desconfiamos</text:span><text:span text:style-name="T3_186"><text:s/></text:span><text:span text:style-name="T3_187">de</text:span><text:span text:style-name="T3_188"><text:s/></text:span><text:span text:style-name="T3_189">interesses</text:span><text:span text:style-name="T3_190"><text:s/></text:span><text:span text:style-name="T3_191">velados</text:span><text:span text:style-name="T3_192"><text:s/></text:span><text:span text:style-name="T3_193">que</text:span><text:span text:style-name="T3_194"><text:s/></text:span><text:span text:style-name="T3_195">não</text:span><text:span text:style-name="T3_196"><text:s/></text:span><text:span text:style-name="T3_197">podem</text:span><text:span text:style-name="T3_198"><text:s/></text:span><text:span text:style-name="T3_199">ser</text:span><text:span text:style-name="T3_200"><text:s/></text:span><text:span text:style-name="T3_201">detectados</text:span><text:span text:style-name="T3_202"><text:s/></text:span><text:span text:style-name="T3_203">a</text:span><text:span text:style-name="T3_204"><text:s/></text:span><text:span text:style-name="T3_205">priori</text:span><text:span text:style-name="T3_206">.<text:s/></text:span><text:span text:style-name="T3_207">Avaliar</text:span><text:span text:style-name="T3_208"><text:s/></text:span><text:span text:style-name="T3_209">uma</text:span><text:span text:style-name="T3_210"><text:s/></text:span><text:span text:style-name="T3_211">idéia</text:span><text:span text:style-name="T3_212"><text:s/></text:span><text:span text:style-name="T3_213">ou</text:span><text:span text:style-name="T3_214"><text:s/></text:span><text:span text:style-name="T3_215">proposta</text:span><text:span text:style-name="T3_216"><text:s/></text:span><text:span text:style-name="T3_217">sempre</text:span><text:span text:style-name="T3_218"><text:s/></text:span><text:span text:style-name="T3_219">se</text:span><text:span text:style-name="T3_220"><text:s/></text:span><text:span text:style-name="T3_221">torna</text:span><text:span text:style-name="T3_222"><text:s/></text:span><text:span text:style-name="T3_223">um</text:span><text:span text:style-name="T3_224"><text:s/></text:span><text:span text:style-name="T3_225">enorme</text:span><text:span text:style-name="T3_226"><text:s/></text:span><text:span text:style-name="T3_227">desafio</text:span><text:span text:style-name="T3_228"><text:s/></text:span><text:span text:style-name="T3_229">técnico</text:span><text:span text:style-name="T3_230"><text:s/></text:span><text:span text:style-name="T3_231">e</text:span><text:span text:style-name="T3_232"><text:s/></text:span><text:span text:style-name="T3_233">na</text:span><text:span text:style-name="T3_234"><text:s/></text:span><text:span text:style-name="T3_235">maioria</text:span><text:span text:style-name="T3_236"><text:s/></text:span><text:span text:style-name="T3_237">das</text:span><text:span text:style-name="T3_238"><text:s/></text:span><text:span text:style-name="T3_239">vezes</text:span><text:span text:style-name="T3_240"><text:s/></text:span><text:span text:style-name="T3_241">fica</text:span><text:span text:style-name="T3_242"><text:s/></text:span><text:span text:style-name="T3_243">mais</text:span><text:span text:style-name="T3_244"><text:s/></text:span><text:span text:style-name="T3_245">fácil</text:span><text:span text:style-name="T3_246"><text:s/></text:span><text:span text:style-name="T3_247">aceitar</text:span><text:span text:style-name="T3_248"><text:s/></text:span><text:span text:style-name="T3_249">ou</text:span><text:span text:style-name="T3_250"><text:s/></text:span><text:span text:style-name="T3_251">rejeitar</text:span><text:span text:style-name="T3_252"><text:s/></text:span><text:span text:style-name="T3_253">uma</text:span><text:span text:style-name="T3_254"><text:s/></text:span><text:span text:style-name="T3_255">idéia</text:span><text:span text:style-name="T3_256"><text:s/></text:span><text:span text:style-name="T3_257">se</text:span><text:span text:style-name="T3_258"><text:s/></text:span><text:span text:style-name="T3_259">ela</text:span><text:span text:style-name="T3_260"><text:s/></text:span><text:span text:style-name="T3_261">parte</text:span><text:span text:style-name="T3_262"><text:s/></text:span><text:span text:style-name="T3_263">de</text:span><text:span text:style-name="T3_264"><text:s/></text:span><text:span text:style-name="T3_265">alguém</text:span><text:span text:style-name="T3_266"><text:s/></text:span><text:span text:style-name="T3_267">que</text:span><text:span text:style-name="T3_268"><text:s/></text:span><text:span text:style-name="T3_269">conhecemos</text:span><text:span text:style-name="T3_270">,<text:s/></text:span><text:span text:style-name="T3_271">alguém</text:span><text:span text:style-name="T3_272"><text:s/></text:span><text:span text:style-name="T3_273">em</text:span><text:span text:style-name="T3_274"><text:s/></text:span><text:span text:style-name="T3_275">quem</text:span><text:span text:style-name="T3_276"><text:s/></text:span><text:span text:style-name="T3_277">confiamos</text:span><text:span text:style-name="T3_278"><text:s/></text:span><text:span text:style-name="T3_279">ou</text:span><text:span text:style-name="T3_280"><text:s/></text:span><text:span text:style-name="T3_281">então</text:span><text:span text:style-name="T3_282"><text:s/></text:span><text:span text:style-name="T3_283">desconfiamos</text:span><text:span text:style-name="T3_284">.<text:s/></text:span><text:span text:style-name="T3_285">Basta</text:span><text:span text:style-name="T3_286"><text:s/></text:span><text:span text:style-name="T3_287">invocar</text:span><text:span text:style-name="T3_288"><text:s/></text:span><text:span text:style-name="T3_289">o</text:span><text:span text:style-name="T3_290"><text:s/></text:span><text:span text:style-name="T3_291">histórico</text:span><text:span text:style-name="T3_292"><text:s/></text:span><text:span text:style-name="T3_293">ou</text:span><text:span text:style-name="T3_294"><text:s/></text:span><text:span text:style-name="T3_295">o</text:span><text:span text:style-name="T3_296"><text:s/></text:span><text:span text:style-name="T3_297">julgamento</text:span><text:span text:style-name="T3_298"><text:s/></text:span><text:span text:style-name="T3_299">do</text:span><text:span text:style-name="T3_300"><text:s/></text:span><text:span text:style-name="T3_301">caráter</text:span><text:span text:style-name="T3_302"><text:s/></text:span><text:span text:style-name="T3_303">de</text:span><text:span text:style-name="T3_304"><text:s/></text:span><text:span text:style-name="T3_305">quem</text:span><text:span text:style-name="T3_306"><text:s/></text:span><text:span text:style-name="T3_307">formula</text:span><text:span text:style-name="T3_308"><text:s/></text:span><text:span text:style-name="T3_309">determinada</text:span><text:span text:style-name="T3_310"><text:s/></text:span><text:span text:style-name="T3_311">proposta</text:span><text:span text:style-name="T3_312"><text:s/></text:span><text:span text:style-name="T3_313">para</text:span><text:span text:style-name="T3_314"><text:s/></text:span><text:span text:style-name="T3_315">validar</text:span><text:span text:style-name="T3_316"><text:s/></text:span><text:span text:style-name="T3_317">ou</text:span><text:span text:style-name="T3_318"><text:s/></text:span><text:span text:style-name="T3_319">rechaçar</text:span><text:span text:style-name="T3_320"><text:s/></text:span><text:span text:style-name="T3_321">quando</text:span><text:span text:style-name="T3_322"><text:s/></text:span><text:span text:style-name="T3_323">não</text:span><text:span text:style-name="T3_324"><text:s/></text:span><text:span text:style-name="T3_325">estamos</text:span><text:span text:style-name="T3_326"><text:s/></text:span><text:span text:style-name="T3_327">certos</text:span><text:span text:style-name="T3_328"><text:s/></text:span><text:span text:style-name="T3_329">de</text:span><text:span text:style-name="T3_330"><text:s/></text:span><text:span text:style-name="T3_331">suas</text:span><text:span text:style-name="T3_332"><text:s/></text:span><text:span text:style-name="T3_333">consequências</text:span><text:span text:style-name="T3_334">.<text:s/></text:span></text:p>
      <text:p text:style-name="P4"><text:span text:style-name="T4_1">Ocorre</text:span><text:span text:style-name="T4_2"><text:s/></text:span><text:span text:style-name="T4_3">também</text:span><text:span text:style-name="T4_4"><text:s/></text:span><text:span text:style-name="T4_5">de</text:span><text:span text:style-name="T4_6"><text:s/></text:span><text:span text:style-name="T4_7">tomarmos</text:span><text:span text:style-name="T4_8"><text:s/></text:span><text:span text:style-name="T4_9">uma</text:span><text:span text:style-name="T4_10"><text:s/></text:span><text:span text:style-name="T4_11">decisão</text:span><text:span text:style-name="T4_12"><text:s/></text:span><text:span text:style-name="T4_13">sobre</text:span><text:span text:style-name="T4_14"><text:s/></text:span><text:span text:style-name="T4_15">uma</text:span><text:span text:style-name="T4_16"><text:s/></text:span><text:span text:style-name="T4_17">proposta</text:span><text:span text:style-name="T4_18"><text:s/></text:span><text:span text:style-name="T4_19">amparados</text:span><text:span text:style-name="T4_20"><text:s/></text:span><text:span text:style-name="T4_21">em</text:span><text:span text:style-name="T4_22"><text:s/></text:span><text:span text:style-name="T4_23">nossas</text:span><text:span text:style-name="T4_24"><text:s/></text:span><text:span text:style-name="T4_25">próprias</text:span><text:span text:style-name="T4_26"><text:s/></text:span><text:span text:style-name="T4_27">opiniões</text:span><text:span text:style-name="T4_28">,<text:s/></text:span><text:span text:style-name="T4_29">estando</text:span><text:span text:style-name="T4_30"><text:s/></text:span><text:span text:style-name="T4_31">essas</text:span><text:span text:style-name="T4_32"><text:s/></text:span><text:span text:style-name="T4_33">opiniões</text:span><text:span text:style-name="T4_34"><text:s/></text:span><text:span text:style-name="T4_35">certas</text:span><text:span text:style-name="T4_36"><text:s/></text:span><text:span text:style-name="T4_37">ou</text:span><text:span text:style-name="T4_38"><text:s/></text:span><text:span text:style-name="T4_39">erradas</text:span><text:span text:style-name="T4_40">.<text:s/></text:span><text:span text:style-name="T4_41">Temos</text:span><text:span text:style-name="T4_42"><text:s/></text:span><text:span text:style-name="T4_43">a</text:span><text:span text:style-name="T4_44"><text:s/></text:span><text:span text:style-name="T4_45">tendência</text:span><text:span text:style-name="T4_46"><text:s/></text:span><text:span text:style-name="T4_47">de</text:span><text:span text:style-name="T4_48"><text:s/></text:span><text:span text:style-name="T4_49">acreditar</text:span><text:span text:style-name="T4_50"><text:s/></text:span><text:span text:style-name="T4_51">que</text:span><text:span text:style-name="T4_52"><text:s/></text:span><text:span text:style-name="T4_53">nossas</text:span><text:span text:style-name="T4_54"><text:s/></text:span><text:span text:style-name="T4_55">opiniões</text:span><text:span text:style-name="T4_56"><text:s/></text:span><text:span text:style-name="T4_57">são</text:span><text:span text:style-name="T4_58"><text:s/></text:span><text:span text:style-name="T4_59">sempre</text:span><text:span text:style-name="T4_60"><text:s/></text:span><text:span text:style-name="T4_61">as</text:span><text:span text:style-name="T4_62"><text:s/></text:span><text:span text:style-name="T4_63">melhores</text:span><text:span text:style-name="T4_64"><text:s/></text:span><text:span text:style-name="T4_65">e</text:span><text:span text:style-name="T4_66"><text:s/></text:span><text:span text:style-name="T4_67">não</text:span><text:span text:style-name="T4_68"><text:s/></text:span><text:span text:style-name="T4_69">somos</text:span><text:span text:style-name="T4_70"><text:s/></text:span><text:span text:style-name="T4_71">muito</text:span><text:span text:style-name="T4_72"><text:s/></text:span><text:span text:style-name="T4_73">afeitos</text:span><text:span text:style-name="T4_74"><text:s/></text:span><text:span text:style-name="T4_75">a</text:span><text:span text:style-name="T4_76"><text:s/></text:span><text:span text:style-name="T4_77">mudar</text:span><text:span text:style-name="T4_78"><text:s/></text:span><text:span text:style-name="T4_79">de</text:span><text:span text:style-name="T4_80"><text:s/></text:span><text:span text:style-name="T4_81">opinião</text:span><text:span text:style-name="T4_82">,<text:s/></text:span><text:span text:style-name="T4_83">principalmente</text:span><text:span text:style-name="T4_84"><text:s/></text:span><text:span text:style-name="T4_85">se</text:span><text:span text:style-name="T4_86"><text:s/></text:span><text:span text:style-name="T4_87">somos</text:span><text:span text:style-name="T4_88"><text:s/></text:span><text:span text:style-name="T4_89">confrontados</text:span><text:span text:style-name="T4_90"><text:s/></text:span><text:span text:style-name="T4_91">por</text:span><text:span text:style-name="T4_92"><text:s/></text:span><text:span text:style-name="T4_93">alguém</text:span><text:span text:style-name="T4_94"><text:s/></text:span><text:span text:style-name="T4_95">que</text:span><text:span text:style-name="T4_96"><text:s/></text:span><text:span text:style-name="T4_97">não</text:span><text:span text:style-name="T4_98"><text:s/></text:span><text:span text:style-name="T4_99">temos</text:span><text:span text:style-name="T4_100"><text:s/></text:span><text:span text:style-name="T4_101">simpatia</text:span><text:span text:style-name="T4_102">.<text:s/></text:span><text:span text:style-name="T4_103">Neste</text:span><text:span text:style-name="T4_104"><text:s/></text:span><text:span text:style-name="T4_105">caso</text:span><text:span text:style-name="T4_106">,<text:s/></text:span><text:span text:style-name="T4_107">nós</text:span><text:span text:style-name="T4_108"><text:s/></text:span><text:span text:style-name="T4_109">também</text:span><text:span text:style-name="T4_110"><text:s/></text:span><text:span text:style-name="T4_111">nos</text:span><text:span text:style-name="T4_112"><text:s/></text:span><text:span text:style-name="T4_113">inclinamos</text:span><text:span text:style-name="T4_114"><text:s/></text:span><text:span text:style-name="T4_115">a</text:span><text:span text:style-name="T4_116"><text:s/></text:span><text:span text:style-name="T4_117">avaliar</text:span><text:span text:style-name="T4_118"><text:s/></text:span><text:span text:style-name="T4_119">o</text:span><text:span text:style-name="T4_120"><text:s/></text:span><text:span text:style-name="T4_121">caráter</text:span><text:span text:style-name="T4_122"><text:s/></text:span><text:span text:style-name="T4_123">e</text:span><text:span text:style-name="T4_124"><text:s/></text:span><text:span text:style-name="T4_125">o</text:span><text:span text:style-name="T4_126"><text:s/></text:span><text:span text:style-name="T4_127">histórico</text:span><text:span text:style-name="T4_128"><text:s/></text:span><text:span text:style-name="T4_129">de</text:span><text:span text:style-name="T4_130"><text:s/></text:span><text:span text:style-name="T4_131">quem</text:span><text:span text:style-name="T4_132"><text:s/></text:span><text:span text:style-name="T4_133">confronta</text:span><text:span text:style-name="T4_134"><text:s/></text:span><text:span text:style-name="T4_135">nossas</text:span><text:span text:style-name="T4_136"><text:s/></text:span><text:span text:style-name="T4_137">opiniões</text:span><text:span text:style-name="T4_138"><text:s/></text:span><text:span text:style-name="T4_139">para</text:span><text:span text:style-name="T4_140"><text:s/></text:span><text:span text:style-name="T4_141">poder</text:span><text:span text:style-name="T4_142"><text:s/></text:span><text:span text:style-name="T4_143">decidir</text:span><text:span text:style-name="T4_144"><text:s/></text:span><text:span text:style-name="T4_145">se</text:span><text:span text:style-name="T4_146"><text:s/></text:span><text:span text:style-name="T4_147">nos</text:span><text:span text:style-name="T4_148"><text:s/></text:span><text:span text:style-name="T4_149">permitimos</text:span><text:span text:style-name="T4_150"><text:s/></text:span><text:span text:style-name="T4_151">ou</text:span><text:span text:style-name="T4_152"><text:s/></text:span><text:span text:style-name="T4_153">não</text:span><text:span text:style-name="T4_154"><text:s/></text:span><text:span text:style-name="T4_155">mudar</text:span><text:span text:style-name="T4_156"><text:s/></text:span><text:span text:style-name="T4_157">de</text:span><text:span text:style-name="T4_158"><text:s/></text:span><text:span text:style-name="T4_159">opinião</text:span><text:span text:style-name="T4_160">.<text:s/></text:span></text:p>
      <text:p text:style-name="P5"><text:span text:style-name="T5_1">Nos</text:span><text:span text:style-name="T5_2"><text:s/></text:span><text:span text:style-name="T5_3">tempos</text:span><text:span text:style-name="T5_4"><text:s/></text:span><text:span text:style-name="T5_5">atuais</text:span><text:span text:style-name="T5_6">,<text:s/></text:span><text:span text:style-name="T5_7">em</text:span><text:span text:style-name="T5_8"><text:s/></text:span><text:span text:style-name="T5_9">que</text:span><text:span text:style-name="T5_10"><text:s/></text:span><text:span text:style-name="T5_11">a</text:span><text:span text:style-name="T5_12"><text:s/></text:span><text:span text:style-name="T5_13">complexidade</text:span><text:span text:style-name="T5_14"><text:s/></text:span><text:span text:style-name="T5_15">do</text:span><text:span text:style-name="T5_16"><text:s/></text:span><text:span text:style-name="T5_17">pensamento</text:span><text:span text:style-name="T5_18"><text:s/></text:span><text:span text:style-name="T5_19">contemporâneo</text:span><text:span text:style-name="T5_20"><text:s/></text:span><text:span text:style-name="T5_21">nos</text:span><text:span text:style-name="T5_22"><text:s/></text:span><text:span text:style-name="T5_23">obriga</text:span><text:span text:style-name="T5_24"><text:s/></text:span><text:span text:style-name="T5_25">a</text:span><text:span text:style-name="T5_26"><text:s/></text:span><text:span text:style-name="T5_27">considerar</text:span><text:span text:style-name="T5_28"><text:s/></text:span><text:span text:style-name="T5_29">válidos</text:span><text:span text:style-name="T5_30"><text:s/></text:span><text:span text:style-name="T5_31">pontos</text:span><text:span text:style-name="T5_32"><text:s/></text:span><text:span text:style-name="T5_33">de</text:span><text:span text:style-name="T5_34"><text:s/></text:span><text:span text:style-name="T5_35">vista</text:span><text:span text:style-name="T5_36"><text:s/></text:span><text:span text:style-name="T5_37">que</text:span><text:span text:style-name="T5_38"><text:s/></text:span><text:span text:style-name="T5_39">são</text:span><text:span text:style-name="T5_40"><text:s/></text:span><text:span text:style-name="T5_41">aparentemente</text:span><text:span text:style-name="T5_42"><text:s/></text:span><text:span text:style-name="T5_43">incompatíveis</text:span><text:span text:style-name="T5_44">,<text:s/></text:span><text:span text:style-name="T5_45">a</text:span><text:span text:style-name="T5_46"><text:s/></text:span><text:span text:style-name="T5_47">tarefa</text:span><text:span text:style-name="T5_48"><text:s/></text:span><text:span text:style-name="T5_49">de</text:span><text:span text:style-name="T5_50"><text:s/></text:span><text:span text:style-name="T5_51">se</text:span><text:span text:style-name="T5_52"><text:s/></text:span><text:span text:style-name="T5_53">tomar</text:span><text:span text:style-name="T5_54"><text:s/></text:span><text:span text:style-name="T5_55">decisões</text:span><text:span text:style-name="T5_56"><text:s/></text:span><text:span text:style-name="T5_57">políticas</text:span><text:span text:style-name="T5_58"><text:s/></text:span><text:span text:style-name="T5_59">se</text:span><text:span text:style-name="T5_60"><text:s/></text:span><text:span text:style-name="T5_61">torna</text:span><text:span text:style-name="T5_62"><text:s/></text:span><text:span text:style-name="T5_63">ainda</text:span><text:span text:style-name="T5_64"><text:s/></text:span><text:span text:style-name="T5_65">mais</text:span><text:span text:style-name="T5_66"><text:s/></text:span><text:span text:style-name="T5_67">difícil</text:span><text:span text:style-name="T5_68">.<text:s/></text:span><text:span text:style-name="T5_69">Essa</text:span><text:span text:style-name="T5_70"><text:s/></text:span><text:span text:style-name="T5_71">complexidade</text:span><text:span text:style-name="T5_72"><text:s/></text:span><text:span text:style-name="T5_73">necessariamente</text:span><text:span text:style-name="T5_74"><text:s/></text:span><text:span text:style-name="T5_75">nos</text:span><text:span text:style-name="T5_76"><text:s/></text:span><text:span text:style-name="T5_77">obriga</text:span><text:span text:style-name="T5_78"><text:s/></text:span><text:span text:style-name="T5_79">a</text:span><text:span text:style-name="T5_80"><text:s/></text:span><text:span text:style-name="T5_81">atuar</text:span><text:span text:style-name="T5_82"><text:s/></text:span><text:span text:style-name="T5_83">dentro</text:span><text:span text:style-name="T5_84"><text:s/></text:span><text:span text:style-name="T5_85">de</text:span><text:span text:style-name="T5_86"><text:s/></text:span><text:span text:style-name="T5_87">um</text:span><text:span text:style-name="T5_88"><text:s/></text:span><text:span text:style-name="T5_89">esquema</text:span><text:span text:style-name="T5_90"><text:s/></text:span><text:span text:style-name="T5_91">de</text:span><text:span text:style-name="T5_92"><text:s/></text:span><text:span text:style-name="T5_93">extrema</text:span><text:span text:style-name="T5_94"><text:s/></text:span><text:span text:style-name="T5_95">divisão</text:span><text:span text:style-name="T5_96"><text:s/></text:span><text:span text:style-name="T5_97">e</text:span><text:span text:style-name="T5_98"><text:s/></text:span><text:span text:style-name="T5_99">radicalização</text:span><text:span text:style-name="T5_100"><text:s/></text:span><text:span text:style-name="T5_101">do</text:span><text:span text:style-name="T5_102"><text:s/></text:span><text:span text:style-name="T5_103">processo</text:span><text:span text:style-name="T5_104"><text:s/></text:span><text:span text:style-name="T5_105">de</text:span><text:span text:style-name="T5_106"><text:s/></text:span><text:span text:style-name="T5_107">individualização</text:span><text:span text:style-name="T5_108">.<text:s/></text:span><text:span text:style-name="T5_109">Cada</text:span><text:span text:style-name="T5_110"><text:s/></text:span><text:span text:style-name="T5_111">ser</text:span><text:span text:style-name="T5_112"><text:s/></text:span><text:span text:style-name="T5_113">humano</text:span><text:span text:style-name="T5_114"><text:s/></text:span><text:span text:style-name="T5_115">passa</text:span><text:span text:style-name="T5_116"><text:s/></text:span><text:span text:style-name="T5_117">a</text:span><text:span text:style-name="T5_118"><text:s/></text:span><text:span text:style-name="T5_119">ser</text:span><text:span text:style-name="T5_120"><text:s/></text:span><text:span text:style-name="T5_121">o</text:span><text:span text:style-name="T5_122"><text:s/></text:span><text:span text:style-name="T5_123">centro</text:span><text:span text:style-name="T5_124"><text:s/></text:span><text:span text:style-name="T5_125">de</text:span><text:span text:style-name="T5_126"><text:s/></text:span><text:span text:style-name="T5_127">seu</text:span><text:span text:style-name="T5_128"><text:s/></text:span><text:span text:style-name="T5_129">universo</text:span><text:span text:style-name="T5_130"><text:s/></text:span><text:span text:style-name="T5_131">e</text:span><text:span text:style-name="T5_132"><text:s/></text:span><text:span text:style-name="T5_133">sua</text:span><text:span text:style-name="T5_134"><text:s/></text:span><text:span text:style-name="T5_135">história</text:span><text:span text:style-name="T5_136"><text:s/></text:span><text:span text:style-name="T5_137">de</text:span><text:span text:style-name="T5_138"><text:s/></text:span><text:span text:style-name="T5_139">vida</text:span><text:span text:style-name="T5_140">,<text:s/></text:span><text:span text:style-name="T5_141">sua</text:span><text:span text:style-name="T5_142"><text:s/></text:span><text:span text:style-name="T5_143">trajetória</text:span><text:span text:style-name="T5_144"><text:s/></text:span><text:span text:style-name="T5_145">e</text:span><text:span text:style-name="T5_146"><text:s/></text:span><text:span text:style-name="T5_147">experiências</text:span><text:span text:style-name="T5_148"><text:s/></text:span><text:span text:style-name="T5_149">o</text:span><text:span text:style-name="T5_150"><text:s/></text:span><text:span text:style-name="T5_151">coloca</text:span><text:span text:style-name="T5_152"><text:s/></text:span><text:span text:style-name="T5_153">em</text:span><text:span text:style-name="T5_154"><text:s/></text:span><text:span text:style-name="T5_155">determinado</text:span><text:span text:style-name="T5_156"><text:s/></text:span><text:span text:style-name="T5_157">ponto</text:span><text:span text:style-name="T5_158"><text:s/></text:span><text:span text:style-name="T5_159">de</text:span><text:span text:style-name="T5_160"><text:s/></text:span><text:span text:style-name="T5_161">vista</text:span><text:span text:style-name="T5_162"><text:s/></text:span><text:span text:style-name="T5_163">e</text:span><text:span text:style-name="T5_164"><text:s/></text:span><text:span text:style-name="T5_165">avaliação</text:span><text:span text:style-name="T5_166"><text:s/></text:span><text:span text:style-name="T5_167">da</text:span><text:span text:style-name="T5_168"><text:s/></text:span><text:span text:style-name="T5_169">realidade</text:span><text:span text:style-name="T5_170"><text:s/></text:span><text:span text:style-name="T5_171">que</text:span><text:span text:style-name="T5_172"><text:s/></text:span><text:span text:style-name="T5_173">é</text:span><text:span text:style-name="T5_174"><text:s/></text:span><text:span text:style-name="T5_175">simplesmente</text:span><text:span text:style-name="T5_176"><text:s/></text:span><text:span text:style-name="T5_177">única</text:span><text:span text:style-name="T5_178"><text:s/></text:span><text:span text:style-name="T5_179">e</text:span><text:span text:style-name="T5_180"><text:s/></text:span><text:span text:style-name="T5_181">intransferível</text:span><text:span text:style-name="T5_182">.<text:s/></text:span></text:p>
      <text:p text:style-name="P6"><text:span text:style-name="T6_1">Alguns</text:span><text:span text:style-name="T6_2"><text:s/></text:span><text:span text:style-name="T6_3">de</text:span><text:span text:style-name="T6_4"><text:s/></text:span><text:span text:style-name="T6_5">nós</text:span><text:span text:style-name="T6_6"><text:s/></text:span><text:span text:style-name="T6_7">podemos</text:span><text:span text:style-name="T6_8"><text:s/></text:span><text:span text:style-name="T6_9">nos</text:span><text:span text:style-name="T6_10"><text:s/></text:span><text:span text:style-name="T6_11">considerar</text:span><text:span text:style-name="T6_12"><text:s/></text:span><text:span text:style-name="T6_13">privilegiados</text:span><text:span text:style-name="T6_14"><text:s/></text:span><text:span text:style-name="T6_15">por</text:span><text:span text:style-name="T6_16"><text:s/></text:span><text:span text:style-name="T6_17">ter</text:span><text:span text:style-name="T6_18"><text:s/></text:span><text:span text:style-name="T6_19">tido</text:span><text:span text:style-name="T6_20"><text:s/></text:span><text:span text:style-name="T6_21">a</text:span><text:span text:style-name="T6_22"><text:s/></text:span><text:span text:style-name="T6_23">oportunidade</text:span><text:span text:style-name="T6_24"><text:s/></text:span><text:span text:style-name="T6_25">de</text:span><text:span text:style-name="T6_26"><text:s/></text:span><text:span text:style-name="T6_27">estudar</text:span><text:span text:style-name="T6_28"><text:s/></text:span><text:span text:style-name="T6_29">e</text:span><text:span text:style-name="T6_30"><text:s/></text:span><text:span text:style-name="T6_31">sermos</text:span><text:span text:style-name="T6_32"><text:s/></text:span><text:span text:style-name="T6_33">apresentados</text:span><text:span text:style-name="T6_34"><text:s/></text:span><text:span text:style-name="T6_35">a</text:span><text:span text:style-name="T6_36"><text:s/></text:span><text:span text:style-name="T6_37">um</text:span><text:span text:style-name="T6_38"><text:s/></text:span><text:span text:style-name="T6_39">universo</text:span><text:span text:style-name="T6_40"><text:s/></text:span><text:span text:style-name="T6_41">de</text:span><text:span text:style-name="T6_42"><text:s/></text:span><text:span text:style-name="T6_43">conhecimento</text:span><text:span text:style-name="T6_44"><text:s/></text:span><text:span text:style-name="T6_45">que</text:span><text:span text:style-name="T6_46"><text:s/></text:span><text:span text:style-name="T6_47">nos</text:span><text:span text:style-name="T6_48"><text:s/></text:span><text:span text:style-name="T6_49">permite</text:span><text:span text:style-name="T6_50"><text:s/></text:span><text:span text:style-name="T6_51">a</text:span><text:span text:style-name="T6_52"><text:s/></text:span><text:span text:style-name="T6_53">fazer</text:span><text:span text:style-name="T6_54"><text:s/></text:span><text:span text:style-name="T6_55">uma</text:span><text:span text:style-name="T6_56"><text:s/></text:span><text:span text:style-name="T6_57">avaliação</text:span><text:span text:style-name="T6_58"><text:s/></text:span><text:span text:style-name="T6_59">crítica</text:span><text:span text:style-name="T6_60"><text:s/></text:span><text:span text:style-name="T6_61">da</text:span><text:span text:style-name="T6_62"><text:s/></text:span><text:span text:style-name="T6_63">realidade</text:span><text:span text:style-name="T6_64">,<text:s/></text:span><text:span text:style-name="T6_65">inclusive</text:span><text:span text:style-name="T6_66"><text:s/></text:span><text:span text:style-name="T6_67">levando</text:span><text:span text:style-name="T6_68"><text:s/></text:span><text:span text:style-name="T6_69">em</text:span><text:span text:style-name="T6_70"><text:s/></text:span><text:span text:style-name="T6_71">consideração</text:span><text:span text:style-name="T6_72"><text:s/></text:span><text:span text:style-name="T6_73">a</text:span><text:span text:style-name="T6_74"><text:s/></text:span><text:span text:style-name="T6_75">complexidade</text:span><text:span text:style-name="T6_76"><text:s/></text:span><text:span text:style-name="T6_77">do</text:span><text:span text:style-name="T6_78"><text:s/></text:span><text:span text:style-name="T6_79">pensamento</text:span><text:span text:style-name="T6_80"><text:s/></text:span><text:span text:style-name="T6_81">contemporâneo</text:span><text:span text:style-name="T6_82">,<text:s/></text:span><text:span text:style-name="T6_83">mas</text:span><text:span text:style-name="T6_84"><text:s/></text:span><text:span text:style-name="T6_85">isso</text:span><text:span text:style-name="T6_86"><text:s/></text:span><text:span text:style-name="T6_87">ainda</text:span><text:span text:style-name="T6_88"><text:s/></text:span><text:span text:style-name="T6_89">não</text:span><text:span text:style-name="T6_90"><text:s/></text:span><text:span text:style-name="T6_91">é</text:span><text:span text:style-name="T6_92"><text:s/></text:span><text:span text:style-name="T6_93">suficiente</text:span><text:span text:style-name="T6_94"><text:s/></text:span><text:span text:style-name="T6_95">para</text:span><text:span text:style-name="T6_96"><text:s/></text:span><text:span text:style-name="T6_97">que</text:span><text:span text:style-name="T6_98"><text:s/></text:span><text:span text:style-name="T6_99">possamos</text:span><text:span text:style-name="T6_100"><text:s/></text:span><text:span text:style-name="T6_101">nos</text:span><text:span text:style-name="T6_102"><text:s/></text:span><text:span text:style-name="T6_103">arvorar</text:span><text:span text:style-name="T6_104"><text:s/></text:span><text:span text:style-name="T6_105">em</text:span><text:span text:style-name="T6_106"><text:s/></text:span><text:span text:style-name="T6_107">nossas</text:span><text:span text:style-name="T6_108"><text:s/></text:span><text:span text:style-name="T6_109">opiniões</text:span><text:span text:style-name="T6_110"><text:s/></text:span><text:span text:style-name="T6_111">e</text:span><text:span text:style-name="T6_112"><text:s/></text:span><text:span text:style-name="T6_113">considerá</text:span><text:span text:style-name="T6_114">-</text:span><text:span text:style-name="T6_115">las</text:span><text:span text:style-name="T6_116"><text:s/></text:span><text:span text:style-name="T6_117">as</text:span><text:span text:style-name="T6_118"><text:s/></text:span><text:span text:style-name="T6_119">melhores</text:span><text:span text:style-name="T6_120">,<text:s/></text:span><text:span text:style-name="T6_121">frente</text:span><text:span text:style-name="T6_122"><text:s/></text:span><text:span text:style-name="T6_123">a</text:span><text:span text:style-name="T6_124"><text:s/></text:span><text:span text:style-name="T6_125">opiniões</text:span><text:span text:style-name="T6_126"><text:s/></text:span><text:span text:style-name="T6_127">alheias</text:span><text:span text:style-name="T6_128">.<text:s/></text:span><text:span text:style-name="T6_129">Mesmo</text:span><text:span text:style-name="T6_130"><text:s/></text:span><text:span text:style-name="T6_131">os</text:span><text:span text:style-name="T6_132"><text:s/></text:span><text:span text:style-name="T6_133">que</text:span><text:span text:style-name="T6_134"><text:s/></text:span><text:span text:style-name="T6_135">já</text:span><text:span text:style-name="T6_136"><text:s/></text:span><text:span text:style-name="T6_137">se</text:span><text:span text:style-name="T6_138"><text:s/></text:span><text:span text:style-name="T6_139">debruçaram</text:span><text:span text:style-name="T6_140"><text:s/></text:span><text:span text:style-name="T6_141">em</text:span><text:span text:style-name="T6_142"><text:s/></text:span><text:span text:style-name="T6_143">muitos</text:span><text:span text:style-name="T6_144"><text:s/></text:span><text:span text:style-name="T6_145">volumes</text:span><text:span text:style-name="T6_146"><text:s/></text:span><text:span text:style-name="T6_147">de</text:span><text:span text:style-name="T6_148"><text:s/></text:span><text:span text:style-name="T6_149">conhecimento</text:span><text:span text:style-name="T6_150"><text:s/></text:span><text:span text:style-name="T6_151">social</text:span><text:span text:style-name="T6_152"><text:s/></text:span><text:span text:style-name="T6_153">e</text:span><text:span text:style-name="T6_154"><text:s/></text:span><text:span text:style-name="T6_155">político</text:span><text:span text:style-name="T6_156"><text:s/></text:span><text:span text:style-name="T6_157">não</text:span><text:span text:style-name="T6_158"><text:s/></text:span><text:span text:style-name="T6_159">estão</text:span><text:span text:style-name="T6_160"><text:s/></text:span><text:span text:style-name="T6_161">aptos</text:span><text:span text:style-name="T6_162"><text:s/></text:span><text:span text:style-name="T6_163">a</text:span><text:span text:style-name="T6_164"><text:s/></text:span><text:span text:style-name="T6_165">confrontar</text:span><text:span text:style-name="T6_166"><text:s/></text:span><text:span text:style-name="T6_167">o</text:span><text:span text:style-name="T6_168"><text:s/></text:span><text:span text:style-name="T6_169">pensamento</text:span><text:span text:style-name="T6_170"><text:s/></text:span><text:span text:style-name="T6_171">de</text:span><text:span text:style-name="T6_172"><text:s/></text:span><text:span text:style-name="T6_173">quem</text:span><text:span text:style-name="T6_174"><text:s/></text:span><text:span text:style-name="T6_175">se</text:span><text:span text:style-name="T6_176"><text:s/></text:span><text:span text:style-name="T6_177">debruçou</text:span><text:span text:style-name="T6_178"><text:s/></text:span><text:span text:style-name="T6_179">sobre</text:span><text:span text:style-name="T6_180"><text:s/></text:span><text:span text:style-name="T6_181">outros</text:span><text:span text:style-name="T6_182"><text:s/></text:span><text:span text:style-name="T6_183">tantos</text:span><text:span text:style-name="T6_184"><text:s/></text:span><text:span text:style-name="T6_185">volumes</text:span><text:span text:style-name="T6_186"><text:s/></text:span><text:span text:style-name="T6_187">e</text:span><text:span text:style-name="T6_188"><text:s/></text:span><text:span text:style-name="T6_189">graduações</text:span><text:span text:style-name="T6_190"><text:s/></text:span><text:span text:style-name="T6_191">sem</text:span><text:span text:style-name="T6_192"><text:s/></text:span><text:span text:style-name="T6_193">correr</text:span><text:span text:style-name="T6_194"><text:s/></text:span><text:span text:style-name="T6_195">o</text:span><text:span text:style-name="T6_196"><text:s/></text:span><text:span text:style-name="T6_197">risco</text:span><text:span text:style-name="T6_198"><text:s/></text:span><text:span text:style-name="T6_199">de</text:span><text:span text:style-name="T6_200"><text:s/></text:span><text:span text:style-name="T6_201">cometer</text:span><text:span text:style-name="T6_202"><text:s/></text:span><text:span text:style-name="T6_203">uma</text:span><text:span text:style-name="T6_204"><text:s/></text:span><text:span text:style-name="T6_205">injustiça</text:span><text:span text:style-name="T6_206"><text:s/></text:span><text:span text:style-name="T6_207">calcada</text:span><text:span text:style-name="T6_208"><text:s/></text:span><text:span text:style-name="T6_209">na</text:span><text:span text:style-name="T6_210"><text:s/></text:span><text:span text:style-name="T6_211">arrogância</text:span><text:span text:style-name="T6_212"><text:s/></text:span><text:span text:style-name="T6_213">intelectual</text:span><text:span text:style-name="T6_214">.</text:span></text:p>
      <text:p text:style-name="P7"/>
      <text:p text:style-name="P8"><text:span text:style-name="T8_1">Por</text:span><text:span text:style-name="T8_2"><text:s/></text:span><text:span text:style-name="T8_3">isso</text:span><text:span text:style-name="T8_4"><text:s/></text:span><text:span text:style-name="T8_5">e</text:span><text:span text:style-name="T8_6"><text:s/></text:span><text:span text:style-name="T8_7">muito</text:span><text:span text:style-name="T8_8"><text:s/></text:span><text:span text:style-name="T8_9">mais</text:span><text:span text:style-name="T8_10">,<text:s/></text:span><text:span text:style-name="T8_11">precisamos</text:span><text:span text:style-name="T8_12"><text:s/></text:span><text:span text:style-name="T8_13">meditar</text:span><text:span text:style-name="T8_14"><text:s/></text:span><text:span text:style-name="T8_15">sobre</text:span><text:span text:style-name="T8_16"><text:s/></text:span><text:span text:style-name="T8_17">o</text:span><text:span text:style-name="T8_18"><text:s/></text:span><text:span text:style-name="T8_19">processo</text:span><text:span text:style-name="T8_20"><text:s/></text:span><text:span text:style-name="T8_21">de</text:span><text:span text:style-name="T8_22"><text:s/></text:span><text:span text:style-name="T8_23">tomada</text:span><text:span text:style-name="T8_24"><text:s/></text:span><text:span text:style-name="T8_25">de</text:span><text:span text:style-name="T8_26"><text:s/></text:span><text:span text:style-name="T8_27">decisões</text:span><text:span text:style-name="T8_28"><text:s/></text:span><text:span text:style-name="T8_29">políticas</text:span><text:span text:style-name="T8_30">,<text:s/></text:span><text:span text:style-name="T8_31">que</text:span><text:span text:style-name="T8_32"><text:s/></text:span><text:span text:style-name="T8_33">possa</text:span><text:span text:style-name="T8_34"><text:s/></text:span><text:span text:style-name="T8_35">contemplar</text:span><text:span text:style-name="T8_36"><text:s/></text:span><text:span text:style-name="T8_37">um</text:span><text:span text:style-name="T8_38"><text:s/></text:span><text:span text:style-name="T8_39">sem</text:span><text:span text:style-name="T8_40"><text:s/></text:span><text:span text:style-name="T8_41">número</text:span><text:span text:style-name="T8_42"><text:s/></text:span><text:span text:style-name="T8_43">de</text:span><text:span text:style-name="T8_44"><text:s/></text:span><text:span text:style-name="T8_45">opiniões</text:span><text:span text:style-name="T8_46"><text:s/></text:span><text:span text:style-name="T8_47">divergentes</text:span><text:span text:style-name="T8_48">,<text:s/></text:span><text:span text:style-name="T8_49">um</text:span><text:span text:style-name="T8_50"><text:s/></text:span><text:span text:style-name="T8_51">sem</text:span><text:span text:style-name="T8_52"><text:s/></text:span><text:span text:style-name="T8_53">número</text:span><text:span text:style-name="T8_54"><text:s/></text:span><text:span text:style-name="T8_55">de</text:span><text:span text:style-name="T8_56"><text:s/></text:span><text:span text:style-name="T8_57">universos</text:span><text:span text:style-name="T8_58"><text:s/></text:span><text:span text:style-name="T8_59">de</text:span><text:span text:style-name="T8_60"><text:s/></text:span><text:span text:style-name="T8_61">experiências</text:span><text:span text:style-name="T8_62"><text:s/></text:span><text:span text:style-name="T8_63">díspares</text:span><text:span text:style-name="T8_64"><text:s/></text:span><text:span text:style-name="T8_65">e</text:span><text:span text:style-name="T8_66"><text:s/></text:span><text:span text:style-name="T8_67">pontos</text:span><text:span text:style-name="T8_68"><text:s/></text:span><text:span text:style-name="T8_69">de</text:span><text:span text:style-name="T8_70"><text:s/></text:span><text:span text:style-name="T8_71">vista</text:span><text:span text:style-name="T8_72"><text:s/></text:span><text:span text:style-name="T8_73">conflitantes</text:span><text:span text:style-name="T8_74">.<text:s/></text:span></text:p>
      <text:p text:style-name="P9"><text:span text:style-name="T9_1">O</text:span><text:span text:style-name="T9_2"><text:s/></text:span><text:span text:style-name="T9_3">melhor</text:span><text:span text:style-name="T9_4"><text:s/></text:span><text:span text:style-name="T9_5">que</text:span><text:span text:style-name="T9_6"><text:s/></text:span><text:span text:style-name="T9_7">conseguimos</text:span><text:span text:style-name="T9_8"><text:s/></text:span><text:span text:style-name="T9_9">fazer</text:span><text:span text:style-name="T9_10"><text:s/></text:span><text:span text:style-name="T9_11">hoje</text:span><text:span text:style-name="T9_12">,<text:s/></text:span><text:span text:style-name="T9_13">que</text:span><text:span text:style-name="T9_14"><text:s/></text:span><text:span text:style-name="T9_15">é</text:span><text:span text:style-name="T9_16"><text:s/></text:span><text:span text:style-name="T9_17">chamado</text:span><text:span text:style-name="T9_18"><text:s/></text:span><text:span text:style-name="T9_19">de</text:span><text:span text:style-name="T9_20"><text:s/></text:span><text:span text:style-name="T9_21">processo</text:span><text:span text:style-name="T9_22"><text:s/></text:span><text:span text:style-name="T9_23">democrático</text:span><text:span text:style-name="T9_24">,<text:s/></text:span><text:span text:style-name="T9_25">é</text:span><text:span text:style-name="T9_26"><text:s/></text:span><text:span text:style-name="T9_27">acatar</text:span><text:span text:style-name="T9_28"><text:s/></text:span><text:span text:style-name="T9_29">o</text:span><text:span text:style-name="T9_30"><text:s/></text:span><text:span text:style-name="T9_31">ponto</text:span><text:span text:style-name="T9_32"><text:s/></text:span><text:span text:style-name="T9_33">de</text:span><text:span text:style-name="T9_34"><text:s/></text:span><text:span text:style-name="T9_35">vista</text:span><text:span text:style-name="T9_36"><text:s/></text:span><text:span text:style-name="T9_37">e</text:span><text:span text:style-name="T9_38"><text:s/></text:span><text:span text:style-name="T9_39">a</text:span><text:span text:style-name="T9_40"><text:s/></text:span><text:span text:style-name="T9_41">opinião</text:span><text:span text:style-name="T9_42"><text:s/></text:span><text:span text:style-name="T9_43">da</text:span><text:span text:style-name="T9_44"><text:s/></text:span><text:span text:style-name="T9_45">maioria</text:span><text:span text:style-name="T9_46">.<text:s/></text:span><text:span text:style-name="T9_47">Mas</text:span><text:span text:style-name="T9_48">,<text:s/></text:span><text:span text:style-name="T9_49">mesmo</text:span><text:span text:style-name="T9_50"><text:s/></text:span><text:span text:style-name="T9_51">a</text:span><text:span text:style-name="T9_52"><text:s/></text:span><text:span text:style-name="T9_53">maioria</text:span><text:span text:style-name="T9_54"><text:s/></text:span><text:span text:style-name="T9_55">das</text:span><text:span text:style-name="T9_56"><text:s/></text:span><text:span text:style-name="T9_57">opiniões</text:span><text:span text:style-name="T9_58"><text:s/></text:span><text:span text:style-name="T9_59">pode</text:span><text:span text:style-name="T9_60"><text:s/></text:span><text:span text:style-name="T9_61">não</text:span><text:span text:style-name="T9_62"><text:s/></text:span><text:span text:style-name="T9_63">ser</text:span><text:span text:style-name="T9_64"><text:s/></text:span><text:span text:style-name="T9_65">a</text:span><text:span text:style-name="T9_66"><text:s/></text:span><text:span text:style-name="T9_67">melhor</text:span><text:span text:style-name="T9_68"><text:s/></text:span><text:span text:style-name="T9_69">opinião</text:span><text:span text:style-name="T9_70">.<text:s/></text:span><text:span text:style-name="T9_71">Na</text:span><text:span text:style-name="T9_72"><text:s/></text:span><text:span text:style-name="T9_73">verdade</text:span><text:span text:style-name="T9_74">,<text:s/></text:span><text:span text:style-name="T9_75">a</text:span><text:span text:style-name="T9_76"><text:s/></text:span><text:span text:style-name="T9_77">vontade</text:span><text:span text:style-name="T9_78"><text:s/></text:span><text:span text:style-name="T9_79">da</text:span><text:span text:style-name="T9_80"><text:s/></text:span><text:span text:style-name="T9_81">maioria</text:span><text:span text:style-name="T9_82"><text:s/></text:span><text:span text:style-name="T9_83">pode</text:span><text:span text:style-name="T9_84"><text:s/></text:span><text:span text:style-name="T9_85">até</text:span><text:span text:style-name="T9_86"><text:s/></text:span><text:span text:style-name="T9_87">mesmo</text:span><text:span text:style-name="T9_88"><text:s/></text:span><text:span text:style-name="T9_89">ser</text:span><text:span text:style-name="T9_90"><text:s/></text:span><text:span text:style-name="T9_91">a</text:span><text:span text:style-name="T9_92"><text:s/></text:span><text:span text:style-name="T9_93">pior</text:span><text:span text:style-name="T9_94"><text:s/></text:span><text:span text:style-name="T9_95">decisão</text:span><text:span text:style-name="T9_96"><text:s/></text:span><text:span text:style-name="T9_97">a</text:span><text:span text:style-name="T9_98"><text:s/></text:span><text:span text:style-name="T9_99">ser</text:span><text:span text:style-name="T9_100"><text:s/></text:span><text:span text:style-name="T9_101">tomada</text:span><text:span text:style-name="T9_102"><text:s/></text:span><text:span text:style-name="T9_103">em</text:span><text:span text:style-name="T9_104"><text:s/></text:span><text:span text:style-name="T9_105">nome</text:span><text:span text:style-name="T9_106"><text:s/></text:span><text:span text:style-name="T9_107">da</text:span><text:span text:style-name="T9_108"><text:s/></text:span><text:span text:style-name="T9_109">vontade</text:span><text:span text:style-name="T9_110"><text:s/></text:span><text:span text:style-name="T9_111">coletiva</text:span><text:span text:style-name="T9_112">.<text:s/></text:span><text:span text:style-name="T9_113">Existem</text:span><text:span text:style-name="T9_114"><text:s/></text:span><text:span text:style-name="T9_115">muitos</text:span><text:span text:style-name="T9_116"><text:s/></text:span><text:span text:style-name="T9_117">e</text:span><text:span text:style-name="T9_118"><text:s/></text:span><text:span text:style-name="T9_119">muitos</text:span><text:span text:style-name="T9_120"><text:s/></text:span><text:span text:style-name="T9_121">exemplos</text:span><text:span text:style-name="T9_122"><text:s/></text:span><text:span text:style-name="T9_123">de</text:span><text:span text:style-name="T9_124"><text:s/></text:span><text:span text:style-name="T9_125">como</text:span><text:span text:style-name="T9_126"><text:s/></text:span><text:span text:style-name="T9_127">o</text:span><text:span text:style-name="T9_128"><text:s/></text:span><text:span text:style-name="T9_129">processo</text:span><text:span text:style-name="T9_130"><text:s/></text:span><text:span text:style-name="T9_131">democrático</text:span><text:span text:style-name="T9_132"><text:s/></text:span><text:span text:style-name="T9_133">pode</text:span><text:span text:style-name="T9_134"><text:s/></text:span><text:span text:style-name="T9_135">ser</text:span><text:span text:style-name="T9_136"><text:s/></text:span><text:span text:style-name="T9_137">prejudicial</text:span><text:span text:style-name="T9_138"><text:s/></text:span><text:span text:style-name="T9_139">ao</text:span><text:span text:style-name="T9_140"><text:s/></text:span><text:span text:style-name="T9_141">coletivo</text:span><text:span text:style-name="T9_142"><text:s/></text:span><text:span text:style-name="T9_143">e</text:span><text:span text:style-name="T9_144"><text:s/></text:span><text:span text:style-name="T9_145">sobre</text:span><text:span text:style-name="T9_146"><text:s/></text:span><text:span text:style-name="T9_147">isso</text:span><text:span text:style-name="T9_148"><text:s/></text:span><text:span text:style-name="T9_149">cada</text:span><text:span text:style-name="T9_150"><text:s/></text:span><text:span text:style-name="T9_151">um</text:span><text:span text:style-name="T9_152"><text:s/></text:span><text:span text:style-name="T9_153">deve</text:span><text:span text:style-name="T9_154"><text:s/></text:span><text:span text:style-name="T9_155">meditar</text:span><text:span text:style-name="T9_156"><text:s/></text:span><text:span text:style-name="T9_157">por</text:span><text:span text:style-name="T9_158"><text:s/></text:span><text:span text:style-name="T9_159">sua</text:span><text:span text:style-name="T9_160"><text:s/></text:span><text:span text:style-name="T9_161">própria</text:span><text:span text:style-name="T9_162"><text:s/></text:span><text:span text:style-name="T9_163">conta</text:span><text:span text:style-name="T9_164">.<text:s/></text:span><text:span text:style-name="T9_165">Posso</text:span><text:span text:style-name="T9_166"><text:s/></text:span><text:span text:style-name="T9_167">dizer</text:span><text:span text:style-name="T9_168"><text:s/></text:span><text:span text:style-name="T9_169">aqui</text:span><text:span text:style-name="T9_170"><text:s/></text:span><text:span text:style-name="T9_171">que</text:span><text:span text:style-name="T9_172"><text:s/></text:span><text:span text:style-name="T9_173">a</text:span><text:span text:style-name="T9_174"><text:s/></text:span><text:span text:style-name="T9_175">vontade</text:span><text:span text:style-name="T9_176"><text:s/></text:span><text:span text:style-name="T9_177">da</text:span><text:span text:style-name="T9_178"><text:s/></text:span><text:span text:style-name="T9_179">maioria</text:span><text:span text:style-name="T9_180"><text:s/></text:span><text:span text:style-name="T9_181">se</text:span><text:span text:style-name="T9_182"><text:s/></text:span><text:span text:style-name="T9_183">torna</text:span><text:span text:style-name="T9_184"><text:s/></text:span><text:span text:style-name="T9_185">obrigatoriamente</text:span><text:span text:style-name="T9_186"><text:s/></text:span><text:span text:style-name="T9_187">uma</text:span><text:span text:style-name="T9_188"><text:s/></text:span><text:span text:style-name="T9_189">opressão</text:span><text:span text:style-name="T9_190"><text:s/></text:span><text:span text:style-name="T9_191">sobre</text:span><text:span text:style-name="T9_192"><text:s/></text:span><text:span text:style-name="T9_193">a</text:span><text:span text:style-name="T9_194"><text:s/></text:span><text:span text:style-name="T9_195">vontade</text:span><text:span text:style-name="T9_196"><text:s/></text:span><text:span text:style-name="T9_197">da</text:span><text:span text:style-name="T9_198"><text:s/></text:span><text:span text:style-name="T9_199">minoria</text:span><text:span text:style-name="T9_200"><text:s/></text:span><text:span text:style-name="T9_201">e</text:span><text:span text:style-name="T9_202"><text:s/></text:span><text:span text:style-name="T9_203">isso</text:span><text:span text:style-name="T9_204"><text:s/></text:span><text:span text:style-name="T9_205">é</text:span><text:span text:style-name="T9_206"><text:s/></text:span><text:span text:style-name="T9_207">um</text:span><text:span text:style-name="T9_208"><text:s/></text:span><text:span text:style-name="T9_209">fato</text:span><text:span text:style-name="T9_210">.<text:s/></text:span><text:span text:style-name="T9_211">Mas</text:span><text:span text:style-name="T9_212"><text:s/></text:span><text:span text:style-name="T9_213">é</text:span><text:span text:style-name="T9_214"><text:s/></text:span><text:span text:style-name="T9_215">o</text:span><text:span text:style-name="T9_216"><text:s/></text:span><text:span text:style-name="T9_217">melhor</text:span><text:span text:style-name="T9_218"><text:s/></text:span><text:span text:style-name="T9_219">que</text:span><text:span text:style-name="T9_220"><text:s/></text:span><text:span text:style-name="T9_221">podemos</text:span><text:span text:style-name="T9_222"><text:s/></text:span><text:span text:style-name="T9_223">fazer</text:span><text:span text:style-name="T9_224">,<text:s/></text:span><text:span text:style-name="T9_225">pelo</text:span><text:span text:style-name="T9_226"><text:s/></text:span><text:span text:style-name="T9_227">menos</text:span><text:span text:style-name="T9_228"><text:s/></text:span><text:span text:style-name="T9_229">até</text:span><text:span text:style-name="T9_230"><text:s/></text:span><text:span text:style-name="T9_231">aqui</text:span><text:span text:style-name="T9_232">.</text:span></text:p>
      <text:p text:style-name="P10"/>
      <text:p text:style-name="P11"><text:span text:style-name="T11_1">Nós</text:span><text:span text:style-name="T11_2"><text:s/></text:span><text:span text:style-name="T11_3">temos</text:span><text:span text:style-name="T11_4"><text:s/></text:span><text:span text:style-name="T11_5">a</text:span><text:span text:style-name="T11_6"><text:s/></text:span><text:span text:style-name="T11_7">responsabilidade</text:span><text:span text:style-name="T11_8"><text:s/></text:span><text:span text:style-name="T11_9">de</text:span><text:span text:style-name="T11_10"><text:s/></text:span><text:span text:style-name="T11_11">pensar</text:span><text:span text:style-name="T11_12"><text:s/></text:span><text:span text:style-name="T11_13">sobre</text:span><text:span text:style-name="T11_14"><text:s/></text:span><text:span text:style-name="T11_15">um</text:span><text:span text:style-name="T11_16"><text:s/></text:span><text:span text:style-name="T11_17">novo</text:span><text:span text:style-name="T11_18"><text:s/></text:span><text:span text:style-name="T11_19">processo</text:span><text:span text:style-name="T11_20"><text:s/></text:span><text:span text:style-name="T11_21">de</text:span><text:span text:style-name="T11_22"><text:s/></text:span><text:span text:style-name="T11_23">tomada</text:span><text:span text:style-name="T11_24"><text:s/></text:span><text:span text:style-name="T11_25">de</text:span><text:span text:style-name="T11_26"><text:s/></text:span><text:span text:style-name="T11_27">decisões</text:span><text:span text:style-name="T11_28"><text:s/></text:span><text:span text:style-name="T11_29">políticas</text:span><text:span text:style-name="T11_30">,<text:s/></text:span><text:span text:style-name="T11_31">um</text:span><text:span text:style-name="T11_32"><text:s/></text:span><text:span text:style-name="T11_33">processo</text:span><text:span text:style-name="T11_34"><text:s/>"</text:span><text:span text:style-name="T11_35">pós</text:span><text:span text:style-name="T11_36">-</text:span><text:span text:style-name="T11_37">democrático</text:span><text:span text:style-name="T11_38">"<text:s/></text:span><text:span text:style-name="T11_39">em</text:span><text:span text:style-name="T11_40"><text:s/></text:span><text:span text:style-name="T11_41">que</text:span><text:span text:style-name="T11_42"><text:s/></text:span><text:span text:style-name="T11_43">a</text:span><text:span text:style-name="T11_44"><text:s/></text:span><text:span text:style-name="T11_45">vontade</text:span><text:span text:style-name="T11_46"><text:s/></text:span><text:span text:style-name="T11_47">da</text:span><text:span text:style-name="T11_48"><text:s/></text:span><text:span text:style-name="T11_49">maioria</text:span><text:span text:style-name="T11_50"><text:s/></text:span><text:span text:style-name="T11_51">não</text:span><text:span text:style-name="T11_52"><text:s/></text:span><text:span text:style-name="T11_53">pode</text:span><text:span text:style-name="T11_54"><text:s/></text:span><text:span text:style-name="T11_55">se</text:span><text:span text:style-name="T11_56"><text:s/></text:span><text:span text:style-name="T11_57">opor</text:span><text:span text:style-name="T11_58"><text:s/></text:span><text:span text:style-name="T11_59">ao</text:span><text:span text:style-name="T11_60"><text:s/></text:span><text:span text:style-name="T11_61">que</text:span><text:span text:style-name="T11_62"><text:s/></text:span><text:span text:style-name="T11_63">deseja</text:span><text:span text:style-name="T11_64"><text:s/></text:span><text:span text:style-name="T11_65">uma</text:span><text:span text:style-name="T11_66"><text:s/></text:span><text:span text:style-name="T11_67">minoria</text:span><text:span text:style-name="T11_68">.</text:span></text:p>
      <text:p text:style-name="P12"/>
      <text:p text:style-name="P13"><text:span text:style-name="T13_1">A</text:span><text:span text:style-name="T13_2"><text:s/></text:span><text:span text:style-name="T13_3">busca</text:span><text:span text:style-name="T13_4"><text:s/></text:span><text:span text:style-name="T13_5">de</text:span><text:span text:style-name="T13_6"><text:s/></text:span><text:span text:style-name="T13_7">consenso</text:span><text:span text:style-name="T13_8"><text:s/></text:span><text:span text:style-name="T13_9">dentro</text:span><text:span text:style-name="T13_10"><text:s/></text:span><text:span text:style-name="T13_11">da</text:span><text:span text:style-name="T13_12"><text:s/></text:span><text:span text:style-name="T13_13">política</text:span><text:span text:style-name="T13_14"><text:s/></text:span><text:span text:style-name="T13_15">é</text:span><text:span text:style-name="T13_16"><text:s/></text:span><text:span text:style-name="T13_17">o</text:span><text:span text:style-name="T13_18"><text:s/></text:span><text:span text:style-name="T13_19">ideal</text:span><text:span text:style-name="T13_20"><text:s/></text:span><text:span text:style-name="T13_21">desejado</text:span><text:span text:style-name="T13_22">,<text:s/></text:span><text:span text:style-name="T13_23">mas</text:span><text:span text:style-name="T13_24"><text:s/></text:span><text:span text:style-name="T13_25">inalcançável</text:span><text:span text:style-name="T13_26">.</text:span></text:p>
      <text:p text:style-name="P14"/>
      <text:p text:style-name="P15"><text:span text:style-name="T15_1">Um</text:span><text:span text:style-name="T15_2"><text:s/></text:span><text:span text:style-name="T15_3">primeiro</text:span><text:span text:style-name="T15_4"><text:s/></text:span><text:span text:style-name="T15_5">passo</text:span><text:span text:style-name="T15_6"><text:s/></text:span><text:span text:style-name="T15_7">a</text:span><text:span text:style-name="T15_8"><text:s/></text:span><text:span text:style-name="T15_9">ser</text:span><text:span text:style-name="T15_10"><text:s/></text:span><text:span text:style-name="T15_11">dado</text:span><text:span text:style-name="T15_12">,<text:s/></text:span><text:span text:style-name="T15_13">com</text:span><text:span text:style-name="T15_14"><text:s/></text:span><text:span text:style-name="T15_15">muito</text:span><text:span text:style-name="T15_16"><text:s/></text:span><text:span text:style-name="T15_17">custo</text:span><text:span text:style-name="T15_18"><text:s/></text:span><text:span text:style-name="T15_19">e</text:span><text:span text:style-name="T15_20"><text:s/></text:span><text:span text:style-name="T15_21">dificuldade</text:span><text:span text:style-name="T15_22">,<text:s/></text:span><text:span text:style-name="T15_23">é</text:span><text:span text:style-name="T15_24"><text:s/></text:span><text:span text:style-name="T15_25">abandonarmos</text:span><text:span text:style-name="T15_26"><text:s/></text:span><text:span text:style-name="T15_27">o</text:span><text:span text:style-name="T15_28"><text:s/></text:span><text:span text:style-name="T15_29">processo</text:span><text:span text:style-name="T15_30"><text:s/></text:span><text:span text:style-name="T15_31">democrático</text:span><text:span text:style-name="T15_32"><text:s/></text:span><text:span text:style-name="T15_33">para</text:span><text:span text:style-name="T15_34"><text:s/></text:span><text:span text:style-name="T15_35">a</text:span><text:span text:style-name="T15_36"><text:s/></text:span><text:span text:style-name="T15_37">tomada</text:span><text:span text:style-name="T15_38"><text:s/></text:span><text:span text:style-name="T15_39">de</text:span><text:span text:style-name="T15_40"><text:s/></text:span><text:span text:style-name="T15_41">decisões</text:span><text:span text:style-name="T15_42">.<text:s/></text:span><text:span text:style-name="T15_43">Na</text:span><text:span text:style-name="T15_44"><text:s/></text:span><text:span text:style-name="T15_45">verdade</text:span><text:span text:style-name="T15_46">,<text:s/></text:span><text:span text:style-name="T15_47">trata</text:span><text:span text:style-name="T15_48">-</text:span><text:span text:style-name="T15_49">se</text:span><text:span text:style-name="T15_50"><text:s/></text:span><text:span text:style-name="T15_51">abandonar</text:span><text:span text:style-name="T15_52"><text:s/></text:span><text:span text:style-name="T15_53">a</text:span><text:span text:style-name="T15_54"><text:s/></text:span><text:span text:style-name="T15_55">falsa</text:span><text:span text:style-name="T15_56"><text:s/></text:span><text:span text:style-name="T15_57">democracia</text:span><text:span text:style-name="T15_58"><text:s/></text:span><text:span text:style-name="T15_59">a</text:span><text:span text:style-name="T15_60"><text:s/></text:span><text:span text:style-name="T15_61">que</text:span><text:span text:style-name="T15_62"><text:s/></text:span><text:span text:style-name="T15_63">estamos</text:span><text:span text:style-name="T15_64"><text:s/></text:span><text:span text:style-name="T15_65">acostumados</text:span><text:span text:style-name="T15_66">,<text:s/></text:span><text:span text:style-name="T15_67">que</text:span><text:span text:style-name="T15_68"><text:s/></text:span><text:span text:style-name="T15_69">é</text:span><text:span text:style-name="T15_70"><text:s/></text:span><text:span text:style-name="T15_71">uma</text:span><text:span text:style-name="T15_72"><text:s/></text:span><text:span text:style-name="T15_73">ditadura</text:span><text:span text:style-name="T15_74"><text:s/></text:span><text:span text:style-name="T15_75">da</text:span><text:span text:style-name="T15_76"><text:s/></text:span><text:span text:style-name="T15_77">maioria</text:span><text:span text:style-name="T15_78">.<text:s/></text:span><text:span text:style-name="T15_79">Precisamos</text:span><text:span text:style-name="T15_80"><text:s/></text:span><text:span text:style-name="T15_81">conciliar</text:span><text:span text:style-name="T15_82"><text:s/></text:span><text:span text:style-name="T15_83">os</text:span><text:span text:style-name="T15_84"><text:s/></text:span><text:span text:style-name="T15_85">pontos</text:span><text:span text:style-name="T15_86"><text:s/></text:span><text:span text:style-name="T15_87">de</text:span><text:span text:style-name="T15_88"><text:s/></text:span><text:span text:style-name="T15_89">vista</text:span><text:span text:style-name="T15_90"><text:s/></text:span><text:span text:style-name="T15_91">que</text:span><text:span text:style-name="T15_92"><text:s/></text:span><text:span text:style-name="T15_93">sejam</text:span><text:span text:style-name="T15_94"><text:s/></text:span><text:span text:style-name="T15_95">conflitantes</text:span><text:span text:style-name="T15_96"><text:s/></text:span><text:span text:style-name="T15_97">em</text:span><text:span text:style-name="T15_98"><text:s/></text:span><text:span text:style-name="T15_99">um</text:span><text:span text:style-name="T15_100"><text:s/></text:span><text:span text:style-name="T15_101">arranjo</text:span><text:span text:style-name="T15_102"><text:s/></text:span><text:span text:style-name="T15_103">político</text:span><text:span text:style-name="T15_104"><text:s/></text:span><text:span text:style-name="T15_105">que</text:span><text:span text:style-name="T15_106"><text:s/></text:span><text:span text:style-name="T15_107">seja</text:span><text:span text:style-name="T15_108"><text:s/></text:span><text:span text:style-name="T15_109">possível</text:span><text:span text:style-name="T15_110"><text:s/></text:span><text:span text:style-name="T15_111">ser</text:span><text:span text:style-name="T15_112"><text:s/></text:span><text:span text:style-name="T15_113">aceito</text:span><text:span text:style-name="T15_114"><text:s/></text:span><text:span text:style-name="T15_115">pelas</text:span><text:span text:style-name="T15_116"><text:s/></text:span><text:span text:style-name="T15_117">partes</text:span><text:span text:style-name="T15_118"><text:s/></text:span><text:span text:style-name="T15_119">em</text:span><text:span text:style-name="T15_120"><text:s/></text:span><text:span text:style-name="T15_121">desacordo</text:span><text:span text:style-name="T15_122">.<text:s/></text:span><text:span text:style-name="T15_123">Isso</text:span><text:span text:style-name="T15_124"><text:s/></text:span><text:span text:style-name="T15_125">seria</text:span><text:span text:style-name="T15_126"><text:s/></text:span><text:span text:style-name="T15_127">a</text:span><text:span text:style-name="T15_128"><text:s/></text:span><text:span text:style-name="T15_129">promoção</text:span><text:span text:style-name="T15_130"><text:s/></text:span><text:span text:style-name="T15_131">de</text:span><text:span text:style-name="T15_132"><text:s/></text:span><text:span text:style-name="T15_133">uma</text:span><text:span text:style-name="T15_134"><text:s/></text:span><text:span text:style-name="T15_135">verdadeira</text:span><text:span text:style-name="T15_136"><text:s/></text:span><text:span text:style-name="T15_137">democracia</text:span><text:span text:style-name="T15_138">,<text:s/></text:span><text:span text:style-name="T15_139">em</text:span><text:span text:style-name="T15_140"><text:s/></text:span><text:span text:style-name="T15_141">que</text:span><text:span text:style-name="T15_142"><text:s/></text:span><text:span text:style-name="T15_143">todos</text:span><text:span text:style-name="T15_144"><text:s/></text:span><text:span text:style-name="T15_145">possam</text:span><text:span text:style-name="T15_146"><text:s/></text:span><text:span text:style-name="T15_147">ser</text:span><text:span text:style-name="T15_148"><text:s/></text:span><text:span text:style-name="T15_149">atendidos</text:span><text:span text:style-name="T15_150"><text:s/></text:span><text:span text:style-name="T15_151">em</text:span><text:span text:style-name="T15_152"><text:s/></text:span><text:span text:style-name="T15_153">suas</text:span><text:span text:style-name="T15_154"><text:s/></text:span><text:span text:style-name="T15_155">necessidade</text:span><text:span text:style-name="T15_156">,<text:s/></text:span><text:span text:style-name="T15_157">em</text:span><text:span text:style-name="T15_158"><text:s/></text:span><text:span text:style-name="T15_159">que</text:span><text:span text:style-name="T15_160"><text:s/></text:span><text:span text:style-name="T15_161">todos</text:span><text:span text:style-name="T15_162"><text:s/></text:span><text:span text:style-name="T15_163">os</text:span><text:span text:style-name="T15_164"><text:s/></text:span><text:span text:style-name="T15_165">pontos</text:span><text:span text:style-name="T15_166"><text:s/></text:span><text:span text:style-name="T15_167">de</text:span><text:span text:style-name="T15_168"><text:s/></text:span><text:span text:style-name="T15_169">vista</text:span><text:span text:style-name="T15_170"><text:s/></text:span><text:span text:style-name="T15_171">possam</text:span><text:span text:style-name="T15_172"><text:s/></text:span><text:span text:style-name="T15_173">ser</text:span><text:span text:style-name="T15_174"><text:s/></text:span><text:span text:style-name="T15_175">considerados</text:span><text:span text:style-name="T15_176"><text:s/></text:span><text:span text:style-name="T15_177">e</text:span><text:span text:style-name="T15_178"><text:s/></text:span><text:span text:style-name="T15_179">acomodados</text:span><text:span text:style-name="T15_180">,<text:s/></text:span><text:span text:style-name="T15_181">em</text:span><text:span text:style-name="T15_182"><text:s/></text:span><text:span text:style-name="T15_183">um</text:span><text:span text:style-name="T15_184"><text:s/></text:span><text:span text:style-name="T15_185">arranjo</text:span><text:span text:style-name="T15_186"><text:s/></text:span><text:span text:style-name="T15_187">de</text:span><text:span text:style-name="T15_188"><text:s/></text:span><text:span text:style-name="T15_189">respeito</text:span><text:span text:style-name="T15_190"><text:s/></text:span><text:span text:style-name="T15_191">à</text:span><text:span text:style-name="T15_192"><text:s/></text:span><text:span text:style-name="T15_193">diversidade</text:span><text:span text:style-name="T15_194">,<text:s/></text:span><text:span text:style-name="T15_195">de</text:span><text:span text:style-name="T15_196"><text:s/></text:span><text:span text:style-name="T15_197">opiniões</text:span><text:span text:style-name="T15_198"><text:s/></text:span><text:span text:style-name="T15_199">e</text:span><text:span text:style-name="T15_200"><text:s/></text:span><text:span text:style-name="T15_201">pontos</text:span><text:span text:style-name="T15_202"><text:s/></text:span><text:span text:style-name="T15_203">de</text:span><text:span text:style-name="T15_204"><text:s/></text:span><text:span text:style-name="T15_205">vista</text:span><text:span text:style-name="T15_206">.</text:span></text:p>
      <text:p text:style-name="P16"/>
      <text:p text:style-name="P17"><text:span text:style-name="T17_1">Assim</text:span><text:span text:style-name="T17_2">,<text:s/></text:span><text:span text:style-name="T17_3">o</text:span><text:span text:style-name="T17_4"><text:s/></text:span><text:span text:style-name="T17_5">esforço</text:span><text:span text:style-name="T17_6"><text:s/></text:span><text:span text:style-name="T17_7">primeiro</text:span><text:span text:style-name="T17_8"><text:s/></text:span><text:span text:style-name="T17_9">seria</text:span><text:span text:style-name="T17_10"><text:s/></text:span><text:span text:style-name="T17_11">o</text:span><text:span text:style-name="T17_12"><text:s/></text:span><text:span text:style-name="T17_13">fim</text:span><text:span text:style-name="T17_14"><text:s/></text:span><text:span text:style-name="T17_15">dos</text:span><text:span text:style-name="T17_16"><text:s/></text:span><text:span text:style-name="T17_17">processos</text:span><text:span text:style-name="T17_18"><text:s/></text:span><text:span text:style-name="T17_19">de</text:span><text:span text:style-name="T17_20"><text:s/></text:span><text:span text:style-name="T17_21">votação</text:span><text:span text:style-name="T17_22"><text:s/></text:span><text:span text:style-name="T17_23">para</text:span><text:span text:style-name="T17_24"><text:s/></text:span><text:span text:style-name="T17_25">a</text:span><text:span text:style-name="T17_26"><text:s/></text:span><text:span text:style-name="T17_27">tomada</text:span><text:span text:style-name="T17_28"><text:s/></text:span><text:span text:style-name="T17_29">de</text:span><text:span text:style-name="T17_30"><text:s/></text:span><text:span text:style-name="T17_31">decisão</text:span><text:span text:style-name="T17_32">.<text:s/></text:span><text:span text:style-name="T17_33">Substituir</text:span><text:span text:style-name="T17_34"><text:s/></text:span><text:span text:style-name="T17_35">os</text:span><text:span text:style-name="T17_36"><text:s/></text:span><text:span text:style-name="T17_37">fóruns</text:span><text:span text:style-name="T17_38"><text:s/></text:span><text:span text:style-name="T17_39">deliberativos</text:span><text:span text:style-name="T17_40"><text:s/></text:span><text:span text:style-name="T17_41">pelos</text:span><text:span text:style-name="T17_42"><text:s/></text:span><text:span text:style-name="T17_43">fóruns</text:span><text:span text:style-name="T17_44"><text:s/></text:span><text:span text:style-name="T17_45">de</text:span><text:span text:style-name="T17_46"><text:s/></text:span><text:span text:style-name="T17_47">conciliação</text:span><text:span text:style-name="T17_48">,<text:s/></text:span><text:span text:style-name="T17_49">onde</text:span><text:span text:style-name="T17_50"><text:s/></text:span><text:span text:style-name="T17_51">cada</text:span><text:span text:style-name="T17_52"><text:s/></text:span><text:span text:style-name="T17_53">parte</text:span><text:span text:style-name="T17_54"><text:s/></text:span><text:span text:style-name="T17_55">em</text:span><text:span text:style-name="T17_56"><text:s/></text:span><text:span text:style-name="T17_57">desacordo</text:span><text:span text:style-name="T17_58"><text:s/></text:span><text:span text:style-name="T17_59">possa</text:span><text:span text:style-name="T17_60"><text:s/></text:span><text:span text:style-name="T17_61">encontrar</text:span><text:span text:style-name="T17_62"><text:s/></text:span><text:span text:style-name="T17_63">um</text:span><text:span text:style-name="T17_64"><text:s/></text:span><text:span text:style-name="T17_65">ponto</text:span><text:span text:style-name="T17_66"><text:s/></text:span><text:span text:style-name="T17_67">de</text:span><text:span text:style-name="T17_68"><text:s/></text:span><text:span text:style-name="T17_69">equilíbrio</text:span><text:span text:style-name="T17_70"><text:s/></text:span><text:span text:style-name="T17_71">para</text:span><text:span text:style-name="T17_72"><text:s/></text:span><text:span text:style-name="T17_73">que</text:span><text:span text:style-name="T17_74"><text:s/></text:span><text:span text:style-name="T17_75">não</text:span><text:span text:style-name="T17_76"><text:s/></text:span><text:span text:style-name="T17_77">a</text:span><text:span text:style-name="T17_78"><text:s/></text:span><text:span text:style-name="T17_79">melhor</text:span><text:span text:style-name="T17_80"><text:s/></text:span><text:span text:style-name="T17_81">decisão</text:span><text:span text:style-name="T17_82"><text:s/></text:span><text:span text:style-name="T17_83">seja</text:span><text:span text:style-name="T17_84"><text:s/></text:span><text:span text:style-name="T17_85">tomada</text:span><text:span text:style-name="T17_86">,<text:s/></text:span><text:span text:style-name="T17_87">mas</text:span><text:span text:style-name="T17_88"><text:s/></text:span><text:span text:style-name="T17_89">a</text:span><text:span text:style-name="T17_90"><text:s/></text:span><text:span text:style-name="T17_91">que</text:span><text:span text:style-name="T17_92"><text:s/></text:span><text:span text:style-name="T17_93">possa</text:span><text:span text:style-name="T17_94"><text:s/></text:span><text:span text:style-name="T17_95">respeitar</text:span><text:span text:style-name="T17_96"><text:s/></text:span><text:span text:style-name="T17_97">as</text:span><text:span text:style-name="T17_98"><text:s/></text:span><text:span text:style-name="T17_99">diversas</text:span><text:span text:style-name="T17_100"><text:s/></text:span><text:span text:style-name="T17_101">opiniões</text:span><text:span text:style-name="T17_102"><text:s/></text:span><text:span text:style-name="T17_103">apresentadas</text:span><text:span text:style-name="T17_104">.<text:s/></text:span></text:p>
      <text:p text:style-name="P18"/>
      <text:p text:style-name="P19"><text:span text:style-name="T19_1">Somente</text:span><text:span text:style-name="T19_2"><text:s/></text:span><text:span text:style-name="T19_3">em</text:span><text:span text:style-name="T19_4"><text:s/></text:span><text:span text:style-name="T19_5">casos</text:span><text:span text:style-name="T19_6"><text:s/></text:span><text:span text:style-name="T19_7">em</text:span><text:span text:style-name="T19_8"><text:s/></text:span><text:span text:style-name="T19_9">que</text:span><text:span text:style-name="T19_10"><text:s/></text:span><text:span text:style-name="T19_11">esse</text:span><text:span text:style-name="T19_12"><text:s/></text:span><text:span text:style-name="T19_13">processo</text:span><text:span text:style-name="T19_14"><text:s/></text:span><text:span text:style-name="T19_15">seja</text:span><text:span text:style-name="T19_16"><text:s/></text:span><text:span text:style-name="T19_17">impossível</text:span><text:span text:style-name="T19_18"><text:s/></text:span><text:span text:style-name="T19_19">de</text:span><text:span text:style-name="T19_20"><text:s/></text:span><text:span text:style-name="T19_21">ser</text:span><text:span text:style-name="T19_22"><text:s/></text:span><text:span text:style-name="T19_23">viabilizado</text:span><text:span text:style-name="T19_24"><text:s/></text:span><text:span text:style-name="T19_25">é</text:span><text:span text:style-name="T19_26"><text:s/></text:span><text:span text:style-name="T19_27">que</text:span><text:span text:style-name="T19_28"><text:s/></text:span><text:span text:style-name="T19_29">deveríamos</text:span><text:span text:style-name="T19_30"><text:s/></text:span><text:span text:style-name="T19_31">apelar</text:span><text:span text:style-name="T19_32"><text:s/></text:span><text:span text:style-name="T19_33">para</text:span><text:span text:style-name="T19_34"><text:s/></text:span><text:span text:style-name="T19_35">a</text:span><text:span text:style-name="T19_36"><text:s/></text:span><text:span text:style-name="T19_37">ditadura</text:span><text:span text:style-name="T19_38"><text:s/></text:span><text:span text:style-name="T19_39">da</text:span><text:span text:style-name="T19_40"><text:s/></text:span><text:span text:style-name="T19_41">maioria</text:span><text:span text:style-name="T19_42">.</text:span></text:p>
      <text:p text:style-name="P20"/>
      <text:p text:style-name="P21"><text:span text:style-name="T21_1">Se</text:span><text:span text:style-name="T21_2"><text:s/></text:span><text:span text:style-name="T21_3">assumirmos</text:span><text:span text:style-name="T21_4"><text:s/></text:span><text:span text:style-name="T21_5">o</text:span><text:span text:style-name="T21_6"><text:s/></text:span><text:span text:style-name="T21_7">compromisso</text:span><text:span text:style-name="T21_8"><text:s/></text:span><text:span text:style-name="T21_9">com</text:span><text:span text:style-name="T21_10"><text:s/></text:span><text:span text:style-name="T21_11">a</text:span><text:span text:style-name="T21_12"><text:s/></text:span><text:span text:style-name="T21_13">diversidade</text:span><text:span text:style-name="T21_14">,<text:s/></text:span><text:span text:style-name="T21_15">com</text:span><text:span text:style-name="T21_16"><text:s/></text:span><text:span text:style-name="T21_17">os</text:span><text:span text:style-name="T21_18"><text:s/></text:span><text:span text:style-name="T21_19">pontos</text:span><text:span text:style-name="T21_20"><text:s/></text:span><text:span text:style-name="T21_21">de</text:span><text:span text:style-name="T21_22"><text:s/></text:span><text:span text:style-name="T21_23">vista</text:span><text:span text:style-name="T21_24"><text:s/></text:span><text:span text:style-name="T21_25">que</text:span><text:span text:style-name="T21_26"><text:s/></text:span><text:span text:style-name="T21_27">não</text:span><text:span text:style-name="T21_28"><text:s/></text:span><text:span text:style-name="T21_29">são</text:span><text:span text:style-name="T21_30"><text:s/></text:span><text:span text:style-name="T21_31">os</text:span><text:span text:style-name="T21_32"><text:s/></text:span><text:span text:style-name="T21_33">nossos</text:span><text:span text:style-name="T21_34">,<text:s/></text:span><text:span text:style-name="T21_35">estamos</text:span><text:span text:style-name="T21_36"><text:s/></text:span><text:span text:style-name="T21_37">dando</text:span><text:span text:style-name="T21_38"><text:s/></text:span><text:span text:style-name="T21_39">um</text:span><text:span text:style-name="T21_40"><text:s/></text:span><text:span text:style-name="T21_41">passo</text:span><text:span text:style-name="T21_42"><text:s/></text:span><text:span text:style-name="T21_43">importante</text:span><text:span text:style-name="T21_44"><text:s/></text:span><text:span text:style-name="T21_45">para</text:span><text:span text:style-name="T21_46"><text:s/></text:span><text:span text:style-name="T21_47">criarmos</text:span><text:span text:style-name="T21_48"><text:s/></text:span><text:span text:style-name="T21_49">uma</text:span><text:span text:style-name="T21_50"><text:s/></text:span><text:span text:style-name="T21_51">cultura</text:span><text:span text:style-name="T21_52"><text:s/></text:span><text:span text:style-name="T21_53">de</text:span><text:span text:style-name="T21_54"><text:s/></text:span><text:span text:style-name="T21_55">tolerância</text:span><text:span text:style-name="T21_56"><text:s/></text:span><text:span text:style-name="T21_57">e</text:span><text:span text:style-name="T21_58"><text:s/></text:span><text:span text:style-name="T21_59">verdadeiro</text:span><text:span text:style-name="T21_60"><text:s/></text:span><text:span text:style-name="T21_61">respeito</text:span><text:span text:style-name="T21_62"><text:s/></text:span><text:span text:style-name="T21_63">ao</text:span><text:span text:style-name="T21_64"><text:s/></text:span><text:span text:style-name="T21_65">próximo</text:span><text:span text:style-name="T21_66">.<text:s/></text:span><text:span text:style-name="T21_67">Tenho</text:span><text:span text:style-name="T21_68"><text:s/></text:span><text:span text:style-name="T21_69">a</text:span><text:span text:style-name="T21_70"><text:s/></text:span><text:span text:style-name="T21_71">consciência</text:span><text:span text:style-name="T21_72"><text:s/></text:span><text:span text:style-name="T21_73">que</text:span><text:span text:style-name="T21_74"><text:s/></text:span><text:span text:style-name="T21_75">pode</text:span><text:span text:style-name="T21_76"><text:s/></text:span><text:span text:style-name="T21_77">ser</text:span><text:span text:style-name="T21_78"><text:s/></text:span><text:span text:style-name="T21_79">muito</text:span><text:span text:style-name="T21_80">,<text:s/></text:span><text:span text:style-name="T21_81">mas</text:span><text:span text:style-name="T21_82"><text:s/></text:span><text:span text:style-name="T21_83">muito</text:span><text:span text:style-name="T21_84"><text:s/></text:span><text:span text:style-name="T21_85">difícil</text:span><text:span text:style-name="T21_86"><text:s/></text:span><text:span text:style-name="T21_87">permitir</text:span><text:span text:style-name="T21_88"><text:s/></text:span><text:span text:style-name="T21_89">que</text:span><text:span text:style-name="T21_90"><text:s/></text:span><text:span text:style-name="T21_91">um</text:span><text:span text:style-name="T21_92"><text:s/></text:span><text:span text:style-name="T21_93">ponto</text:span><text:span text:style-name="T21_94"><text:s/></text:span><text:span text:style-name="T21_95">de</text:span><text:span text:style-name="T21_96"><text:s/></text:span><text:span text:style-name="T21_97">vista</text:span><text:span text:style-name="T21_98"><text:s/></text:span><text:span text:style-name="T21_99">que</text:span><text:span text:style-name="T21_100"><text:s/></text:span><text:span text:style-name="T21_101">não</text:span><text:span text:style-name="T21_102"><text:s/></text:span><text:span text:style-name="T21_103">seja</text:span><text:span text:style-name="T21_104"><text:s/></text:span><text:span text:style-name="T21_105">o</text:span><text:span text:style-name="T21_106"><text:s/></text:span><text:span text:style-name="T21_107">nosso</text:span><text:span text:style-name="T21_108"><text:s/></text:span><text:span text:style-name="T21_109">tenha</text:span><text:span text:style-name="T21_110"><text:s/></text:span><text:span text:style-name="T21_111">espaço</text:span><text:span text:style-name="T21_112"><text:s/></text:span><text:span text:style-name="T21_113">em</text:span><text:span text:style-name="T21_114"><text:s/></text:span><text:span text:style-name="T21_115">nosso</text:span><text:span text:style-name="T21_116"><text:s/></text:span><text:span text:style-name="T21_117">Partido</text:span><text:span text:style-name="T21_118">,<text:s/></text:span><text:span text:style-name="T21_119">em</text:span><text:span text:style-name="T21_120"><text:s/></text:span><text:span text:style-name="T21_121">nossa</text:span><text:span text:style-name="T21_122"><text:s/></text:span><text:span text:style-name="T21_123">sociedade</text:span><text:span text:style-name="T21_124">,<text:s/></text:span><text:span text:style-name="T21_125">mas</text:span><text:span text:style-name="T21_126"><text:s/></text:span><text:span text:style-name="T21_127">se</text:span><text:span text:style-name="T21_128"><text:s/></text:span><text:span text:style-name="T21_129">não</text:span><text:span text:style-name="T21_130"><text:s/></text:span><text:span text:style-name="T21_131">estivermos</text:span><text:span text:style-name="T21_132"><text:s/></text:span><text:span text:style-name="T21_133">preparados</text:span><text:span text:style-name="T21_134"><text:s/></text:span><text:span text:style-name="T21_135">para</text:span><text:span text:style-name="T21_136"><text:s/></text:span><text:span text:style-name="T21_137">encarar</text:span><text:span text:style-name="T21_138"><text:s/></text:span><text:span text:style-name="T21_139">esse</text:span><text:span text:style-name="T21_140"><text:s/></text:span><text:span text:style-name="T21_141">desafio</text:span><text:span text:style-name="T21_142">,<text:s/></text:span><text:span text:style-name="T21_143">não</text:span><text:span text:style-name="T21_144"><text:s/></text:span><text:span text:style-name="T21_145">estamos</text:span><text:span text:style-name="T21_146"><text:s/></text:span><text:span text:style-name="T21_147">prontos</text:span><text:span text:style-name="T21_148"><text:s/></text:span><text:span text:style-name="T21_149">para</text:span><text:span text:style-name="T21_150"><text:s/></text:span><text:span text:style-name="T21_151">criar</text:span><text:span text:style-name="T21_152"><text:s/></text:span><text:span text:style-name="T21_153">um</text:span><text:span text:style-name="T21_154"><text:s/></text:span><text:span text:style-name="T21_155">Partido</text:span><text:span text:style-name="T21_156"><text:s/></text:span><text:span text:style-name="T21_157">Político</text:span><text:span text:style-name="T21_158"><text:s/></text:span><text:span text:style-name="T21_159">verdadeiramente</text:span><text:span text:style-name="T21_160"><text:s/></text:span><text:span text:style-name="T21_161">revolucionário</text:span><text:span text:style-name="T21_162"><text:s/></text:span><text:span text:style-name="T21_163">e</text:span><text:span text:style-name="T21_164"><text:s/></text:span><text:span text:style-name="T21_165">em</text:span><text:span text:style-name="T21_166"><text:s/></text:span><text:span text:style-name="T21_167">consonância</text:span><text:span text:style-name="T21_168"><text:s/></text:span><text:span text:style-name="T21_169">com</text:span><text:span text:style-name="T21_170"><text:s/></text:span><text:span text:style-name="T21_171">os</text:span><text:span text:style-name="T21_172"><text:s/></text:span><text:span text:style-name="T21_173">valores</text:span><text:span text:style-name="T21_174"><text:s/></text:span><text:span text:style-name="T21_175">da</text:span><text:span text:style-name="T21_176"><text:s/></text:span><text:span text:style-name="T21_177">contemporaneidade</text:span><text:span text:style-name="T21_178">.<text:s/></text:span><text:span text:style-name="T21_179">Não</text:span><text:span text:style-name="T21_180"><text:s/></text:span><text:span text:style-name="T21_181">precisamos</text:span><text:span text:style-name="T21_182"><text:s/></text:span><text:span text:style-name="T21_183">aqui</text:span><text:span text:style-name="T21_184"><text:s/></text:span><text:span text:style-name="T21_185">remoer</text:span><text:span text:style-name="T21_186"><text:s/></text:span><text:span text:style-name="T21_187">sobre</text:span><text:span text:style-name="T21_188"><text:s/></text:span><text:span text:style-name="T21_189">a</text:span><text:span text:style-name="T21_190"><text:s/></text:span><text:span text:style-name="T21_191">validade</text:span><text:span text:style-name="T21_192"><text:s/></text:span><text:span text:style-name="T21_193">de</text:span><text:span text:style-name="T21_194"><text:s/></text:span><text:span text:style-name="T21_195">pontos</text:span><text:span text:style-name="T21_196"><text:s/></text:span><text:span text:style-name="T21_197">de</text:span><text:span text:style-name="T21_198"><text:s/></text:span><text:span text:style-name="T21_199">vista</text:span><text:span text:style-name="T21_200"><text:s/></text:span><text:span text:style-name="T21_201">que</text:span><text:span text:style-name="T21_202"><text:s/></text:span><text:span text:style-name="T21_203">vão</text:span><text:span text:style-name="T21_204"><text:s/></text:span><text:span text:style-name="T21_205">contra</text:span><text:span text:style-name="T21_206"><text:s/></text:span><text:span text:style-name="T21_207">nossas</text:span><text:span text:style-name="T21_208"><text:s/></text:span><text:span text:style-name="T21_209">cláusulas</text:span><text:span text:style-name="T21_210"><text:s/></text:span><text:span text:style-name="T21_211">pétreas</text:span><text:span text:style-name="T21_212">.<text:s/></text:span><text:span text:style-name="T21_213">Não</text:span><text:span text:style-name="T21_214"><text:s/></text:span><text:span text:style-name="T21_215">precisamos</text:span><text:span text:style-name="T21_216"><text:s/></text:span><text:span text:style-name="T21_217">fazer</text:span><text:span text:style-name="T21_218"><text:s/></text:span><text:span text:style-name="T21_219">uma</text:span><text:span text:style-name="T21_220"><text:s/></text:span><text:span text:style-name="T21_221">abertura</text:span><text:span text:style-name="T21_222"><text:s/></text:span><text:span text:style-name="T21_223">para</text:span><text:span text:style-name="T21_224"><text:s/></text:span><text:span text:style-name="T21_225">qualquer</text:span><text:span text:style-name="T21_226"><text:s/></text:span><text:span text:style-name="T21_227">tipo</text:span><text:span text:style-name="T21_228"><text:s/></text:span><text:span text:style-name="T21_229">de</text:span><text:span text:style-name="T21_230"><text:s/></text:span><text:span text:style-name="T21_231">pensamento</text:span><text:span text:style-name="T21_232">,<text:s/></text:span><text:span text:style-name="T21_233">que</text:span><text:span text:style-name="T21_234"><text:s/></text:span><text:span text:style-name="T21_235">possa</text:span><text:span text:style-name="T21_236"><text:s/></text:span><text:span text:style-name="T21_237">ser</text:span><text:span text:style-name="T21_238"><text:s/></text:span><text:span text:style-name="T21_239">fascista</text:span><text:span text:style-name="T21_240"><text:s/></text:span><text:span text:style-name="T21_241">ou</text:span><text:span text:style-name="T21_242"><text:s/></text:span><text:span text:style-name="T21_243">opressor</text:span><text:span text:style-name="T21_244">,<text:s/></text:span><text:span text:style-name="T21_245">pois</text:span><text:span text:style-name="T21_246"><text:s/></text:span><text:span text:style-name="T21_247">estamos</text:span><text:span text:style-name="T21_248"><text:s/></text:span><text:span text:style-name="T21_249">aqui</text:span><text:span text:style-name="T21_250"><text:s/></text:span><text:span text:style-name="T21_251">a</text:span><text:span text:style-name="T21_252"><text:s/></text:span><text:span text:style-name="T21_253">falar</text:span><text:span text:style-name="T21_254"><text:s/></text:span><text:span text:style-name="T21_255">sobre</text:span><text:span text:style-name="T21_256"><text:s/></text:span><text:span text:style-name="T21_257">respeito</text:span><text:span text:style-name="T21_258"><text:s/></text:span><text:span text:style-name="T21_259">à</text:span><text:span text:style-name="T21_260"><text:s/></text:span><text:span text:style-name="T21_261">diversidade</text:span><text:span text:style-name="T21_262">,<text:s/></text:span><text:span text:style-name="T21_263">e</text:span><text:span text:style-name="T21_264"><text:s/></text:span><text:span text:style-name="T21_265">isso</text:span><text:span text:style-name="T21_266"><text:s/></text:span><text:span text:style-name="T21_267">já</text:span><text:span text:style-name="T21_268"><text:s/></text:span><text:span text:style-name="T21_269">elimina</text:span><text:span text:style-name="T21_270"><text:s/></text:span><text:span text:style-name="T21_271">qualquer</text:span><text:span text:style-name="T21_272"><text:s/></text:span><text:span text:style-name="T21_273">tentativa</text:span><text:span text:style-name="T21_274"><text:s/></text:span><text:span text:style-name="T21_275">de</text:span><text:span text:style-name="T21_276"><text:s/></text:span><text:span text:style-name="T21_277">pensamento</text:span><text:span text:style-name="T21_278"><text:s/></text:span><text:span text:style-name="T21_279">único</text:span><text:span text:style-name="T21_280"><text:s/></text:span><text:span text:style-name="T21_281">ou</text:span><text:span text:style-name="T21_282"><text:s/></text:span><text:span text:style-name="T21_283">desrespeito</text:span><text:span text:style-name="T21_284"><text:s/></text:span><text:span text:style-name="T21_285">ao</text:span><text:span text:style-name="T21_286"><text:s/></text:span><text:span text:style-name="T21_287">ser</text:span><text:span text:style-name="T21_288"><text:s/></text:span><text:span text:style-name="T21_289">humano</text:span><text:span text:style-name="T21_290">.</text:span></text:p>
      <text:p text:style-name="P22"/>
      <text:p text:style-name="P23"><text:span text:style-name="T23_1">Um</text:span><text:span text:style-name="T23_2"><text:s/></text:span><text:span text:style-name="T23_3">abraço</text:span><text:span text:style-name="T23_4"><text:s/></text:span><text:span text:style-name="T23_5">fraternal</text:span><text:span text:style-name="T23_6"><text:s/></text:span><text:span text:style-name="T23_7">a</text:span><text:span text:style-name="T23_8"><text:s/></text:span><text:span text:style-name="T23_9">todos</text:span><text:span text:style-name="T23_10">.</text:span></text:p>
      <text:p text:style-name="P24"/>
      <text:p text:style-name="P25"><text:span text:style-name="T25_1">Amauri</text:span><text:span text:style-name="T25_2"><text:s/></text:span><text:span text:style-name="T25_3">Alves</text:span><text:span text:style-name="T25_4"><text:s/></text:span><text:span text:style-name="T25_5">Wensko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